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1">
            <text:p>13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2">
            <text:p>22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9">
            <text:p>2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735">
            <text:p>1273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833">
            <text:p>128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699">
            <text:p>1369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9">
            <text:p>2021-01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1 - 0.96)">
            <text:p>(0.51 - 0.9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59">
            <text:p>0.5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86.625">
            <text:p>1086.6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8281569359282">
            <text:p>0.0482815694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7355446823949">
            <text:p>1.1735544682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4.7002015692393">
            <text:p>14.700201569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89">
            <text:p>789</text:p>
          </table:table-cell>
          <table:table-cell office:value-type="float" office:value="1220.75">
            <text:p>1220.75</text:p>
          </table:table-cell>
          <table:table-cell office:value-type="float" office:value="0.00795121951219512">
            <text:p>0.0079512195</text:p>
          </table:table-cell>
          <table:table-cell office:value-type="float" office:value="0.0558623619371283">
            <text:p>0.0558623619</text:p>
          </table:table-cell>
          <table:table-cell office:value-type="float" office:value="0.0513891812250053">
            <text:p>0.0513891812</text:p>
          </table:table-cell>
          <table:table-cell office:value-type="float" office:value="1.02795318320048">
            <text:p>1.0279531832</text:p>
          </table:table-cell>
          <table:table-cell office:value-type="float" office:value="1.20163464960309">
            <text:p>1.2016346496</text:p>
          </table:table-cell>
          <table:table-cell office:value-type="float" office:value="1.18503819626359">
            <text:p>1.1850381963</text:p>
          </table:table-cell>
          <table:table-cell office:value-type="float" office:value="0">
            <text:p>0</text:p>
          </table:table-cell>
          <table:table-cell office:value-type="float" office:value="12.7515591072707">
            <text:p>12.7515591073</text:p>
          </table:table-cell>
          <table:table-cell office:value-type="float" office:value="13.831871839569">
            <text:p>13.831871839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88.875">
            <text:p>788.875</text:p>
          </table:table-cell>
          <table:table-cell office:value-type="float" office:value="1445.375">
            <text:p>1445.375</text:p>
          </table:table-cell>
          <table:table-cell office:value-type="float" office:value="0.0189979909593169">
            <text:p>0.018997991</text:p>
          </table:table-cell>
          <table:table-cell office:value-type="float" office:value="0.0526127117513672">
            <text:p>0.0526127118</text:p>
          </table:table-cell>
          <table:table-cell office:value-type="float" office:value="0.0579843141974566">
            <text:p>0.0579843142</text:p>
          </table:table-cell>
          <table:table-cell office:value-type="float" office:value="1.06720037873217">
            <text:p>1.0672003787</text:p>
          </table:table-cell>
          <table:table-cell office:value-type="float" office:value="1.18956996210794">
            <text:p>1.1895699621</text:p>
          </table:table-cell>
          <table:table-cell office:value-type="float" office:value="1.20953497384928">
            <text:p>1.2095349738</text:p>
          </table:table-cell>
          <table:table-cell office:value-type="float" office:value="0">
            <text:p>0</text:p>
          </table:table-cell>
          <table:table-cell office:value-type="float" office:value="13.5181311276389">
            <text:p>13.5181311276</text:p>
          </table:table-cell>
          <table:table-cell office:value-type="float" office:value="12.2973643317493">
            <text:p>12.29736433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93.5">
            <text:p>1193.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55899766988808">
            <text:p>0.0455899767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6363867255788">
            <text:p>1.1636386726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5.5479365897762">
            <text:p>15.547936589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7192">
            <text:p>27192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855.5">
            <text:p>855.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314614592527214">
            <text:p>0.0314614593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11205516128441">
            <text:p>1.1120551613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2.3764127791064">
            <text:p>22.376412779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443">
            <text:p>28443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429.875">
            <text:p>429.87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51135604542418">
            <text:p>0.0151135605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5334516422067">
            <text:p>1.0533451642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30183">
            <text:p>30183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165.5">
            <text:p>165.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548321903058013">
            <text:p>0.005483219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1925019536127">
            <text:p>1.0192501954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30480">
            <text:p>30480</text:p>
          </table:table-cell>
          <table:table-cell office:value-type="float" office:value="644.5">
            <text:p>644.5</text:p>
          </table:table-cell>
          <table:table-cell office:value-type="float" office:value="907.125">
            <text:p>907.125</text:p>
          </table:table-cell>
          <table:table-cell office:value-type="float" office:value="25.875">
            <text:p>25.875</text:p>
          </table:table-cell>
          <table:table-cell office:value-type="float" office:value="0.0526337280522662">
            <text:p>0.0526337281</text:p>
          </table:table-cell>
          <table:table-cell office:value-type="float" office:value="0.0466940340762856">
            <text:p>0.0466940341</text:p>
          </table:table-cell>
          <table:table-cell office:value-type="float" office:value="0.000848917322834646">
            <text:p>0.0008489173</text:p>
          </table:table-cell>
          <table:table-cell office:value-type="float" office:value="1.18964785446714">
            <text:p>1.1896478545</text:p>
          </table:table-cell>
          <table:table-cell office:value-type="float" office:value="1.1677025715909">
            <text:p>1.1677025716</text:p>
          </table:table-cell>
          <table:table-cell office:value-type="float" office:value="1.00297262312474">
            <text:p>1.0029726231</text:p>
          </table:table-cell>
          <table:table-cell office:value-type="float" office:value="13.5128694758015">
            <text:p>13.5128694758</text:p>
          </table:table-cell>
          <table:table-cell office:value-type="float" office:value="15.1883860291653">
            <text:p>15.1883860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3052">
            <text:p>13052</text:p>
          </table:table-cell>
          <table:table-cell office:value-type="float" office:value="20280">
            <text:p>20280</text:p>
          </table:table-cell>
          <table:table-cell office:value-type="float" office:value="29165">
            <text:p>29165</text:p>
          </table:table-cell>
          <table:table-cell office:value-type="float" office:value="651">
            <text:p>651</text:p>
          </table:table-cell>
          <table:table-cell office:value-type="float" office:value="613.5">
            <text:p>613.5</text:p>
          </table:table-cell>
          <table:table-cell office:value-type="float" office:value="3">
            <text:p>3</text:p>
          </table:table-cell>
          <table:table-cell office:value-type="float" office:value="0.0498774134232302">
            <text:p>0.0498774134</text:p>
          </table:table-cell>
          <table:table-cell office:value-type="float" office:value="0.0302514792899408">
            <text:p>0.0302514793</text:p>
          </table:table-cell>
          <table:table-cell office:value-type="float" office:value="0.000102863020744043">
            <text:p>0.000102863</text:p>
          </table:table-cell>
          <table:table-cell office:value-type="float" office:value="1.1794469494661">
            <text:p>1.1794469495</text:p>
          </table:table-cell>
          <table:table-cell office:value-type="float" office:value="1.10767387543328">
            <text:p>1.1076738754</text:p>
          </table:table-cell>
          <table:table-cell office:value-type="float" office:value="1.00036004131097">
            <text:p>1.0003600413</text:p>
          </table:table-cell>
          <table:table-cell office:value-type="float" office:value="14.240777576988">
            <text:p>14.240777577</text:p>
          </table:table-cell>
          <table:table-cell office:value-type="float" office:value="23.257688026472">
            <text:p>23.2576880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3804">
            <text:p>13804</text:p>
          </table:table-cell>
          <table:table-cell office:value-type="float" office:value="20415">
            <text:p>20415</text:p>
          </table:table-cell>
          <table:table-cell office:value-type="float" office:value="28493">
            <text:p>28493</text:p>
          </table:table-cell>
          <table:table-cell office:value-type="float" office:value="817.5">
            <text:p>817.5</text:p>
          </table:table-cell>
          <table:table-cell office:value-type="float" office:value="6">
            <text:p>6</text:p>
          </table:table-cell>
          <table:table-cell office:value-type="float" office:value="505.5">
            <text:p>505.5</text:p>
          </table:table-cell>
          <table:table-cell office:value-type="float" office:value="0.0592219646479281">
            <text:p>0.0592219646</text:p>
          </table:table-cell>
          <table:table-cell office:value-type="float" office:value="0.000293901542983101">
            <text:p>0.0002939015</text:p>
          </table:table-cell>
          <table:table-cell office:value-type="float" office:value="0.0177411995928825">
            <text:p>0.0177411996</text:p>
          </table:table-cell>
          <table:table-cell office:value-type="float" office:value="1.2141510688174">
            <text:p>1.2141510688</text:p>
          </table:table-cell>
          <table:table-cell office:value-type="float" office:value="1.00102882470155">
            <text:p>1.0010288247</text:p>
          </table:table-cell>
          <table:table-cell office:value-type="float" office:value="1.06271110889456">
            <text:p>1.0627111089</text:p>
          </table:table-cell>
          <table:table-cell office:value-type="float" office:value="12.0474751278823">
            <text:p>12.0474751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812">
            <text:p>19812</text:p>
          </table:table-cell>
          <table:table-cell office:value-type="float" office:value="30107">
            <text:p>30107</text:p>
          </table:table-cell>
          <table:table-cell office:value-type="float" office:value="818">
            <text:p>818</text:p>
          </table:table-cell>
          <table:table-cell office:value-type="float" office:value="-24.25">
            <text:p>-24.25</text:p>
          </table:table-cell>
          <table:table-cell office:value-type="float" office:value="141">
            <text:p>141</text:p>
          </table:table-cell>
          <table:table-cell office:value-type="float" office:value="0.0555253869128428">
            <text:p>0.0555253869</text:p>
          </table:table-cell>
          <table:table-cell office:value-type="float" office:value="-0.00122400565313951">
            <text:p>-0.0012240057</text:p>
          </table:table-cell>
          <table:table-cell office:value-type="float" office:value="0.00468329624339855">
            <text:p>0.0046832962</text:p>
          </table:table-cell>
          <table:table-cell office:value-type="float" office:value="1.20038166863492">
            <text:p>1.2003816686</text:p>
          </table:table-cell>
          <table:table-cell office:value-type="float" office:value="0.995718916666096">
            <text:p>0.9957189167</text:p>
          </table:table-cell>
          <table:table-cell office:value-type="float" office:value="1.01643452604875">
            <text:p>1.016434526</text:p>
          </table:table-cell>
          <table:table-cell office:value-type="float" office:value="12.8268805435476">
            <text:p>12.8268805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15244">
            <text:p>15244</text:p>
          </table:table-cell>
          <table:table-cell office:value-type="float" office:value="19504">
            <text:p>19504</text:p>
          </table:table-cell>
          <table:table-cell office:value-type="float" office:value="30496">
            <text:p>30496</text:p>
          </table:table-cell>
          <table:table-cell office:value-type="float" office:value="-6.375">
            <text:p>-6.375</text:p>
          </table:table-cell>
          <table:table-cell office:value-type="float" office:value="25.125">
            <text:p>25.125</text:p>
          </table:table-cell>
          <table:table-cell office:value-type="float" office:value="17.875">
            <text:p>17.875</text:p>
          </table:table-cell>
          <table:table-cell office:value-type="float" office:value="-0.000418197323537129">
            <text:p>-0.0004181973</text:p>
          </table:table-cell>
          <table:table-cell office:value-type="float" office:value="0.001288197292863">
            <text:p>0.0012881973</text:p>
          </table:table-cell>
          <table:table-cell office:value-type="float" office:value="0.000586142444910808">
            <text:p>0.0005861424</text:p>
          </table:table-cell>
          <table:table-cell office:value-type="float" office:value="0.998536652150063">
            <text:p>0.9985366522</text:p>
          </table:table-cell>
          <table:table-cell office:value-type="float" office:value="1.00451194305146">
            <text:p>1.0045119431</text:p>
          </table:table-cell>
          <table:table-cell office:value-type="float" office:value="1.0020521719406">
            <text:p>1.0020521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590">
            <text:p>15590</text:p>
          </table:table-cell>
          <table:table-cell office:value-type="float" office:value="20240">
            <text:p>20240</text:p>
          </table:table-cell>
          <table:table-cell office:value-type="float" office:value="29165">
            <text:p>29165</text:p>
          </table:table-cell>
          <table:table-cell office:value-type="float" office:value="-47.5">
            <text:p>-47.5</text:p>
          </table:table-cell>
          <table:table-cell office:value-type="float" office:value="593.875">
            <text:p>593.875</text:p>
          </table:table-cell>
          <table:table-cell office:value-type="float" office:value="3">
            <text:p>3</text:p>
          </table:table-cell>
          <table:table-cell office:value-type="float" office:value="-0.00304682488774856">
            <text:p>-0.0030468249</text:p>
          </table:table-cell>
          <table:table-cell office:value-type="float" office:value="0.0293416501976285">
            <text:p>0.0293416502</text:p>
          </table:table-cell>
          <table:table-cell office:value-type="float" office:value="0.000102863020744043">
            <text:p>0.000102863</text:p>
          </table:table-cell>
          <table:table-cell office:value-type="float" office:value="0.989354307850997">
            <text:p>0.9893543079</text:p>
          </table:table-cell>
          <table:table-cell office:value-type="float" office:value="1.10438320326689">
            <text:p>1.1043832033</text:p>
          </table:table-cell>
          <table:table-cell office:value-type="float" office:value="1.00036004131097">
            <text:p>1.0003600413</text:p>
          </table:table-cell>
          <table:table-cell office:value-type="float" office:value="0">
            <text:p>0</text:p>
          </table:table-cell>
          <table:table-cell office:value-type="float" office:value="23.9682227740963">
            <text:p>23.9682227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2">
            <text:p>952</text:p>
          </table:table-cell>
          <table:table-cell office:value-type="float" office:value="491">
            <text:p>491</text:p>
          </table:table-cell>
          <table:table-cell office:value-type="float" office:value="16101">
            <text:p>16101</text:p>
          </table:table-cell>
          <table:table-cell office:value-type="float" office:value="21070">
            <text:p>21070</text:p>
          </table:table-cell>
          <table:table-cell office:value-type="float" office:value="28525">
            <text:p>28525</text:p>
          </table:table-cell>
          <table:table-cell office:value-type="float" office:value="49.25">
            <text:p>49.25</text:p>
          </table:table-cell>
          <table:table-cell office:value-type="float" office:value="403">
            <text:p>403</text:p>
          </table:table-cell>
          <table:table-cell office:value-type="float" office:value="419.75">
            <text:p>419.75</text:p>
          </table:table-cell>
          <table:table-cell office:value-type="float" office:value="0.00305881622259487">
            <text:p>0.0030588162</text:p>
          </table:table-cell>
          <table:table-cell office:value-type="float" office:value="0.0191267204556241">
            <text:p>0.0191267205</text:p>
          </table:table-cell>
          <table:table-cell office:value-type="float" office:value="0.014715162138475">
            <text:p>0.0147151621</text:p>
          </table:table-cell>
          <table:table-cell office:value-type="float" office:value="1.01072419523818">
            <text:p>1.0107241952</text:p>
          </table:table-cell>
          <table:table-cell office:value-type="float" office:value="1.06766055120804">
            <text:p>1.0676605512</text:p>
          </table:table-cell>
          <table:table-cell office:value-type="float" office:value="1.05192747803832">
            <text:p>1.051927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5575">
            <text:p>15575</text:p>
          </table:table-cell>
          <table:table-cell office:value-type="float" office:value="22217">
            <text:p>22217</text:p>
          </table:table-cell>
          <table:table-cell office:value-type="float" office:value="30127">
            <text:p>30127</text:p>
          </table:table-cell>
          <table:table-cell office:value-type="float" office:value="2.125">
            <text:p>2.125</text:p>
          </table:table-cell>
          <table:table-cell office:value-type="float" office:value="170.875">
            <text:p>170.875</text:p>
          </table:table-cell>
          <table:table-cell office:value-type="float" office:value="218.875">
            <text:p>218.875</text:p>
          </table:table-cell>
          <table:table-cell office:value-type="float" office:value="0.000136436597110754">
            <text:p>0.0001364366</text:p>
          </table:table-cell>
          <table:table-cell office:value-type="float" office:value="0.00769118242787055">
            <text:p>0.0076911824</text:p>
          </table:table-cell>
          <table:table-cell office:value-type="float" office:value="0.00726507783715604">
            <text:p>0.0072650778</text:p>
          </table:table-cell>
          <table:table-cell office:value-type="float" office:value="1.00047756457518">
            <text:p>1.0004775646</text:p>
          </table:table-cell>
          <table:table-cell office:value-type="float" office:value="1.02703508090034">
            <text:p>1.0270350809</text:p>
          </table:table-cell>
          <table:table-cell office:value-type="float" office:value="1.02553122388777">
            <text:p>1.02553122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354">
            <text:p>15354</text:p>
          </table:table-cell>
          <table:table-cell office:value-type="float" office:value="22668">
            <text:p>22668</text:p>
          </table:table-cell>
          <table:table-cell office:value-type="float" office:value="30612">
            <text:p>30612</text:p>
          </table:table-cell>
          <table:table-cell office:value-type="float" office:value="-46.625">
            <text:p>-46.625</text:p>
          </table:table-cell>
          <table:table-cell office:value-type="float" office:value="12.5">
            <text:p>12.5</text:p>
          </table:table-cell>
          <table:table-cell office:value-type="float" office:value="42">
            <text:p>42</text:p>
          </table:table-cell>
          <table:table-cell office:value-type="float" office:value="-0.00303666796925882">
            <text:p>-0.003036668</text:p>
          </table:table-cell>
          <table:table-cell office:value-type="float" office:value="0.000551438150697018">
            <text:p>0.0005514382</text:p>
          </table:table-cell>
          <table:table-cell office:value-type="float" office:value="0.00137201097608781">
            <text:p>0.001372011</text:p>
          </table:table-cell>
          <table:table-cell office:value-type="float" office:value="0.989389735958211">
            <text:p>0.989389736</text:p>
          </table:table-cell>
          <table:table-cell office:value-type="float" office:value="1.00193062953215">
            <text:p>1.0019306295</text:p>
          </table:table-cell>
          <table:table-cell office:value-type="float" office:value="1.00480572794798">
            <text:p>1.00480572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15613">
            <text:p>15613</text:p>
          </table:table-cell>
          <table:table-cell office:value-type="float" office:value="21054">
            <text:p>21054</text:p>
          </table:table-cell>
          <table:table-cell office:value-type="float" office:value="29125">
            <text:p>29125</text:p>
          </table:table-cell>
          <table:table-cell office:value-type="float" office:value="-15.875">
            <text:p>-15.875</text:p>
          </table:table-cell>
          <table:table-cell office:value-type="float" office:value="193.75">
            <text:p>193.75</text:p>
          </table:table-cell>
          <table:table-cell office:value-type="float" office:value="-65.75">
            <text:p>-65.75</text:p>
          </table:table-cell>
          <table:table-cell office:value-type="float" office:value="-0.00101678088772177">
            <text:p>-0.0010167809</text:p>
          </table:table-cell>
          <table:table-cell office:value-type="float" office:value="0.00920252683575568">
            <text:p>0.0092025268</text:p>
          </table:table-cell>
          <table:table-cell office:value-type="float" office:value="-0.00225751072961373">
            <text:p>-0.0022575107</text:p>
          </table:table-cell>
          <table:table-cell office:value-type="float" office:value="0.996443293225986">
            <text:p>0.9964432932</text:p>
          </table:table-cell>
          <table:table-cell office:value-type="float" office:value="1.03237482946546">
            <text:p>1.0323748295</text:p>
          </table:table-cell>
          <table:table-cell office:value-type="float" office:value="0.992108701301553">
            <text:p>0.99210870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140">
            <text:p>16140</text:p>
          </table:table-cell>
          <table:table-cell office:value-type="float" office:value="20592">
            <text:p>20592</text:p>
          </table:table-cell>
          <table:table-cell office:value-type="float" office:value="28357">
            <text:p>28357</text:p>
          </table:table-cell>
          <table:table-cell office:value-type="float" office:value="-0.875">
            <text:p>-0.875</text:p>
          </table:table-cell>
          <table:table-cell office:value-type="float" office:value="-27">
            <text:p>-27</text:p>
          </table:table-cell>
          <table:table-cell office:value-type="float" office:value="-4.125">
            <text:p>-4.125</text:p>
          </table:table-cell>
          <table:table-cell table:style-name="ce17" office:value-type="float" office:value="-0.0000542131350681537">
            <text:p>-5.42E-005</text:p>
          </table:table-cell>
          <table:table-cell office:value-type="float" office:value="-0.00131118881118881">
            <text:p>-0.0013111888</text:p>
          </table:table-cell>
          <table:table-cell office:value-type="float" office:value="-0.00014546672779208">
            <text:p>-0.0001454667</text:p>
          </table:table-cell>
          <table:table-cell office:value-type="float" office:value="0.999810259787827">
            <text:p>0.9998102598</text:p>
          </table:table-cell>
          <table:table-cell office:value-type="float" office:value="0.995414208824392">
            <text:p>0.9954142088</text:p>
          </table:table-cell>
          <table:table-cell office:value-type="float" office:value="0.999490907927443">
            <text:p>0.99949090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575">
            <text:p>15575</text:p>
          </table:table-cell>
          <table:table-cell office:value-type="float" office:value="20502">
            <text:p>20502</text:p>
          </table:table-cell>
          <table:table-cell office:value-type="float" office:value="30133">
            <text:p>30133</text:p>
          </table:table-cell>
          <table:table-cell office:value-type="float" office:value="2.125">
            <text:p>2.125</text:p>
          </table:table-cell>
          <table:table-cell office:value-type="float" office:value="346.25">
            <text:p>346.25</text:p>
          </table:table-cell>
          <table:table-cell office:value-type="float" office:value="145.375">
            <text:p>145.375</text:p>
          </table:table-cell>
          <table:table-cell office:value-type="float" office:value="0.000136436597110754">
            <text:p>0.0001364366</text:p>
          </table:table-cell>
          <table:table-cell office:value-type="float" office:value="0.0168885962345137">
            <text:p>0.0168885962</text:p>
          </table:table-cell>
          <table:table-cell office:value-type="float" office:value="0.00482444496067434">
            <text:p>0.004824445</text:p>
          </table:table-cell>
          <table:table-cell office:value-type="float" office:value="1.00047756457518">
            <text:p>1.0004775646</text:p>
          </table:table-cell>
          <table:table-cell office:value-type="float" office:value="1.05966912719903">
            <text:p>1.0596691272</text:p>
          </table:table-cell>
          <table:table-cell office:value-type="float" office:value="1.01693117688995">
            <text:p>1.0169311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5354">
            <text:p>15354</text:p>
          </table:table-cell>
          <table:table-cell office:value-type="float" office:value="20680">
            <text:p>20680</text:p>
          </table:table-cell>
          <table:table-cell office:value-type="float" office:value="30463">
            <text:p>30463</text:p>
          </table:table-cell>
          <table:table-cell office:value-type="float" office:value="-46.625">
            <text:p>-46.625</text:p>
          </table:table-cell>
          <table:table-cell office:value-type="float" office:value="381.75">
            <text:p>381.75</text:p>
          </table:table-cell>
          <table:table-cell office:value-type="float" office:value="207.75">
            <text:p>207.75</text:p>
          </table:table-cell>
          <table:table-cell office:value-type="float" office:value="-0.00303666796925882">
            <text:p>-0.003036668</text:p>
          </table:table-cell>
          <table:table-cell office:value-type="float" office:value="0.0184598646034816">
            <text:p>0.0184598646</text:p>
          </table:table-cell>
          <table:table-cell office:value-type="float" office:value="0.00681974854741818">
            <text:p>0.0068197485</text:p>
          </table:table-cell>
          <table:table-cell office:value-type="float" office:value="0.989389735958211">
            <text:p>0.989389736</text:p>
          </table:table-cell>
          <table:table-cell office:value-type="float" office:value="1.0652774286505">
            <text:p>1.0652774287</text:p>
          </table:table-cell>
          <table:table-cell office:value-type="float" office:value="1.02396027749765">
            <text:p>1.023960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579">
            <text:p>579</text:p>
          </table:table-cell>
          <table:table-cell office:value-type="float" office:value="15496">
            <text:p>15496</text:p>
          </table:table-cell>
          <table:table-cell office:value-type="float" office:value="21093">
            <text:p>21093</text:p>
          </table:table-cell>
          <table:table-cell office:value-type="float" office:value="28979">
            <text:p>28979</text:p>
          </table:table-cell>
          <table:table-cell office:value-type="float" office:value="-129.5">
            <text:p>-129.5</text:p>
          </table:table-cell>
          <table:table-cell office:value-type="float" office:value="170.625">
            <text:p>170.625</text:p>
          </table:table-cell>
          <table:table-cell office:value-type="float" office:value="613.75">
            <text:p>613.75</text:p>
          </table:table-cell>
          <table:table-cell office:value-type="float" office:value="-0.00835699535363965">
            <text:p>-0.0083569954</text:p>
          </table:table-cell>
          <table:table-cell office:value-type="float" office:value="0.00808917650405348">
            <text:p>0.0080891765</text:p>
          </table:table-cell>
          <table:table-cell office:value-type="float" office:value="0.0211791297146209">
            <text:p>0.0211791297</text:p>
          </table:table-cell>
          <table:table-cell office:value-type="float" office:value="0.970887401430089">
            <text:p>0.9708874014</text:p>
          </table:table-cell>
          <table:table-cell office:value-type="float" office:value="1.02844036992615">
            <text:p>1.0284403699</text:p>
          </table:table-cell>
          <table:table-cell office:value-type="float" office:value="1.07500612285069">
            <text:p>1.0750061229</text:p>
          </table:table-cell>
          <table:table-cell table:number-columns-repeated="2" office:value-type="float" office:value="0">
            <text:p>0</text:p>
          </table:table-cell>
          <table:table-cell office:value-type="float" office:value="33.0732035822188">
            <text:p>33.073203582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600">
            <text:p>600</text:p>
          </table:table-cell>
          <table:table-cell office:value-type="float" office:value="16071">
            <text:p>16071</text:p>
          </table:table-cell>
          <table:table-cell office:value-type="float" office:value="21088">
            <text:p>21088</text:p>
          </table:table-cell>
          <table:table-cell office:value-type="float" office:value="32037">
            <text:p>32037</text:p>
          </table:table-cell>
          <table:table-cell office:value-type="float" office:value="320.875">
            <text:p>320.875</text:p>
          </table:table-cell>
          <table:table-cell office:value-type="float" office:value="-94">
            <text:p>-94</text:p>
          </table:table-cell>
          <table:table-cell office:value-type="float" office:value="212.125">
            <text:p>212.125</text:p>
          </table:table-cell>
          <table:table-cell office:value-type="float" office:value="0.0199660879845685">
            <text:p>0.019966088</text:p>
          </table:table-cell>
          <table:table-cell office:value-type="float" office:value="-0.00445751138088012">
            <text:p>-0.0044575114</text:p>
          </table:table-cell>
          <table:table-cell office:value-type="float" office:value="0.00662125042919125">
            <text:p>0.0066212504</text:p>
          </table:table-cell>
          <table:table-cell office:value-type="float" office:value="1.07066265149803">
            <text:p>1.0706626515</text:p>
          </table:table-cell>
          <table:table-cell office:value-type="float" office:value="0.984437654206033">
            <text:p>0.9844376542</text:p>
          </table:table-cell>
          <table:table-cell office:value-type="float" office:value="1.02326030477837">
            <text:p>1.02326030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052">
            <text:p>16052</text:p>
          </table:table-cell>
          <table:table-cell office:value-type="float" office:value="22536">
            <text:p>22536</text:p>
          </table:table-cell>
          <table:table-cell office:value-type="float" office:value="33910">
            <text:p>33910</text:p>
          </table:table-cell>
          <table:table-cell office:value-type="float" office:value="307">
            <text:p>307</text:p>
          </table:table-cell>
          <table:table-cell office:value-type="float" office:value="136.625">
            <text:p>136.625</text:p>
          </table:table-cell>
          <table:table-cell office:value-type="float" office:value="-97.75">
            <text:p>-97.75</text:p>
          </table:table-cell>
          <table:table-cell office:value-type="float" office:value="0.0191253426364316">
            <text:p>0.0191253426</text:p>
          </table:table-cell>
          <table:table-cell office:value-type="float" office:value="0.00606252218672346">
            <text:p>0.0060625222</text:p>
          </table:table-cell>
          <table:table-cell office:value-type="float" office:value="-0.00288263049248009">
            <text:p>-0.0028826305</text:p>
          </table:table-cell>
          <table:table-cell office:value-type="float" office:value="1.06765562554019">
            <text:p>1.0676556255</text:p>
          </table:table-cell>
          <table:table-cell office:value-type="float" office:value="1.02129086583705">
            <text:p>1.0212908658</text:p>
          </table:table-cell>
          <table:table-cell office:value-type="float" office:value="0.98992708001109">
            <text:p>0.98992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1242">
            <text:p>124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6273">
            <text:p>16273</text:p>
          </table:table-cell>
          <table:table-cell office:value-type="float" office:value="22454">
            <text:p>22454</text:p>
          </table:table-cell>
          <table:table-cell office:value-type="float" office:value="35266">
            <text:p>35266</text:p>
          </table:table-cell>
          <table:table-cell office:value-type="float" office:value="301.875">
            <text:p>301.875</text:p>
          </table:table-cell>
          <table:table-cell office:value-type="float" office:value="158.5">
            <text:p>158.5</text:p>
          </table:table-cell>
          <table:table-cell office:value-type="float" office:value="-406.125">
            <text:p>-406.125</text:p>
          </table:table-cell>
          <table:table-cell office:value-type="float" office:value="0.018550666748602">
            <text:p>0.0185506667</text:p>
          </table:table-cell>
          <table:table-cell office:value-type="float" office:value="0.00705887592411152">
            <text:p>0.0070588759</text:p>
          </table:table-cell>
          <table:table-cell office:value-type="float" office:value="-0.0115160494527307">
            <text:p>-0.0115160495</text:p>
          </table:table-cell>
          <table:table-cell office:value-type="float" office:value="1.06560182300427">
            <text:p>1.065601823</text:p>
          </table:table-cell>
          <table:table-cell office:value-type="float" office:value="1.02480372808384">
            <text:p>1.0248037281</text:p>
          </table:table-cell>
          <table:table-cell office:value-type="float" office:value="0.959953760929638">
            <text:p>0.95995376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1400">
            <text:p>21400</text:p>
          </table:table-cell>
          <table:table-cell office:value-type="float" office:value="33630">
            <text:p>33630</text:p>
          </table:table-cell>
          <table:table-cell office:value-type="float" office:value="72">
            <text:p>72</text:p>
          </table:table-cell>
          <table:table-cell office:value-type="float" office:value="512.125">
            <text:p>512.125</text:p>
          </table:table-cell>
          <table:table-cell office:value-type="float" office:value="-785.625">
            <text:p>-785.625</text:p>
          </table:table-cell>
          <table:table-cell office:value-type="float" office:value="0.00456736868815022">
            <text:p>0.0045673687</text:p>
          </table:table-cell>
          <table:table-cell office:value-type="float" office:value="0.0239310747663551">
            <text:p>0.0239310748</text:p>
          </table:table-cell>
          <table:table-cell office:value-type="float" office:value="-0.0233608385370205">
            <text:p>-0.0233608385</text:p>
          </table:table-cell>
          <table:table-cell office:value-type="float" office:value="1.01602667768772">
            <text:p>1.0160266777</text:p>
          </table:table-cell>
          <table:table-cell office:value-type="float" office:value="1.08488124650761">
            <text:p>1.0848812465</text:p>
          </table:table-cell>
          <table:table-cell office:value-type="float" office:value="0.919306693523647">
            <text:p>0.9193066935</text:p>
          </table:table-cell>
          <table:table-cell office:value-type="float" office:value="0">
            <text:p>0</text:p>
          </table:table-cell>
          <table:table-cell office:value-type="float" office:value="29.3095222673879">
            <text:p>29.3095222674</text:p>
          </table:table-cell>
          <table:table-cell office:value-type="float" office:value="-29.32339237414">
            <text:p>-29.323392374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5378">
            <text:p>15378</text:p>
          </table:table-cell>
          <table:table-cell office:value-type="float" office:value="22668">
            <text:p>22668</text:p>
          </table:table-cell>
          <table:table-cell office:value-type="float" office:value="32173">
            <text:p>32173</text:p>
          </table:table-cell>
          <table:table-cell office:value-type="float" office:value="121.125">
            <text:p>121.125</text:p>
          </table:table-cell>
          <table:table-cell office:value-type="float" office:value="121.375">
            <text:p>121.375</text:p>
          </table:table-cell>
          <table:table-cell office:value-type="float" office:value="531.625">
            <text:p>531.625</text:p>
          </table:table-cell>
          <table:table-cell office:value-type="float" office:value="0.00787651190011705">
            <text:p>0.0078765119</text:p>
          </table:table-cell>
          <table:table-cell office:value-type="float" office:value="0.00535446444326804">
            <text:p>0.0053544644</text:p>
          </table:table-cell>
          <table:table-cell office:value-type="float" office:value="0.0165239486525969">
            <text:p>0.0165239487</text:p>
          </table:table-cell>
          <table:table-cell office:value-type="float" office:value="1.02768938895225">
            <text:p>1.027689389</text:p>
          </table:table-cell>
          <table:table-cell office:value-type="float" office:value="1.01879681931881">
            <text:p>1.0187968193</text:p>
          </table:table-cell>
          <table:table-cell office:value-type="float" office:value="1.05836898040707">
            <text:p>1.05836898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262">
            <text:p>15262</text:p>
          </table:table-cell>
          <table:table-cell office:value-type="float" office:value="20901">
            <text:p>20901</text:p>
          </table:table-cell>
          <table:table-cell office:value-type="float" office:value="33910">
            <text:p>33910</text:p>
          </table:table-cell>
          <table:table-cell office:value-type="float" office:value="61.5">
            <text:p>61.5</text:p>
          </table:table-cell>
          <table:table-cell office:value-type="float" office:value="-1007.75">
            <text:p>-1007.75</text:p>
          </table:table-cell>
          <table:table-cell office:value-type="float" office:value="-97.75">
            <text:p>-97.75</text:p>
          </table:table-cell>
          <table:table-cell office:value-type="float" office:value="0.0040296160398375">
            <text:p>0.004029616</text:p>
          </table:table-cell>
          <table:table-cell office:value-type="float" office:value="-0.0482153963925171">
            <text:p>-0.0482153964</text:p>
          </table:table-cell>
          <table:table-cell office:value-type="float" office:value="-0.00288263049248009">
            <text:p>-0.0028826305</text:p>
          </table:table-cell>
          <table:table-cell office:value-type="float" office:value="1.01413548223807">
            <text:p>1.0141354822</text:p>
          </table:table-cell>
          <table:table-cell office:value-type="float" office:value="0.835802572546794">
            <text:p>0.8358025725</text:p>
          </table:table-cell>
          <table:table-cell office:value-type="float" office:value="0.98992708001109">
            <text:p>0.98992708</text:p>
          </table:table-cell>
          <table:table-cell office:value-type="float" office:value="0">
            <text:p>0</text:p>
          </table:table-cell>
          <table:table-cell office:value-type="float" office:value="-14.0266269115985">
            <text:p>-14.0266269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14348">
            <text:p>14348</text:p>
          </table:table-cell>
          <table:table-cell office:value-type="float" office:value="20903">
            <text:p>20903</text:p>
          </table:table-cell>
          <table:table-cell office:value-type="float" office:value="35266">
            <text:p>35266</text:p>
          </table:table-cell>
          <table:table-cell office:value-type="float" office:value="-978.875">
            <text:p>-978.875</text:p>
          </table:table-cell>
          <table:table-cell office:value-type="float" office:value="323.125">
            <text:p>323.125</text:p>
          </table:table-cell>
          <table:table-cell office:value-type="float" office:value="-406.125">
            <text:p>-406.125</text:p>
          </table:table-cell>
          <table:table-cell office:value-type="float" office:value="-0.0682237942570393">
            <text:p>-0.0682237943</text:p>
          </table:table-cell>
          <table:table-cell office:value-type="float" office:value="0.0154583074199876">
            <text:p>0.0154583074</text:p>
          </table:table-cell>
          <table:table-cell office:value-type="float" office:value="-0.0115160494527307">
            <text:p>-0.0115160495</text:p>
          </table:table-cell>
          <table:table-cell office:value-type="float" office:value="0.770339512861903">
            <text:p>0.7703395129</text:p>
          </table:table-cell>
          <table:table-cell office:value-type="float" office:value="1.05457243613581">
            <text:p>1.0545724361</text:p>
          </table:table-cell>
          <table:table-cell office:value-type="float" office:value="0.959953760929638">
            <text:p>0.9599537609</text:p>
          </table:table-cell>
          <table:table-cell office:value-type="float" office:value="-9.80924882921798">
            <text:p>-9.8092488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2703">
            <text:p>12703</text:p>
          </table:table-cell>
          <table:table-cell office:value-type="float" office:value="20638">
            <text:p>20638</text:p>
          </table:table-cell>
          <table:table-cell office:value-type="float" office:value="33660">
            <text:p>33660</text:p>
          </table:table-cell>
          <table:table-cell office:value-type="float" office:value="-738.25">
            <text:p>-738.25</text:p>
          </table:table-cell>
          <table:table-cell office:value-type="float" office:value="412.125">
            <text:p>412.125</text:p>
          </table:table-cell>
          <table:table-cell office:value-type="float" office:value="-931.375">
            <text:p>-931.375</text:p>
          </table:table-cell>
          <table:table-cell office:value-type="float" office:value="-0.0581161930252696">
            <text:p>-0.058116193</text:p>
          </table:table-cell>
          <table:table-cell office:value-type="float" office:value="0.0199692315146817">
            <text:p>0.0199692315</text:p>
          </table:table-cell>
          <table:table-cell office:value-type="float" office:value="-0.0276700831847891">
            <text:p>-0.0276700832</text:p>
          </table:table-cell>
          <table:table-cell office:value-type="float" office:value="0.803213208519387">
            <text:p>0.8032132085</text:p>
          </table:table-cell>
          <table:table-cell office:value-type="float" office:value="1.07067389990767">
            <text:p>1.0706738999</text:p>
          </table:table-cell>
          <table:table-cell office:value-type="float" office:value="0.904655350520006">
            <text:p>0.9046553505</text:p>
          </table:table-cell>
          <table:table-cell office:value-type="float" office:value="-11.5768881205202">
            <text:p>-11.5768881205</text:p>
          </table:table-cell>
          <table:table-cell office:value-type="float" office:value="0">
            <text:p>0</text:p>
          </table:table-cell>
          <table:table-cell office:value-type="float" office:value="-24.7022247243936">
            <text:p>-24.702224724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869">
            <text:p>11869</text:p>
          </table:table-cell>
          <table:table-cell office:value-type="float" office:value="20422">
            <text:p>20422</text:p>
          </table:table-cell>
          <table:table-cell office:value-type="float" office:value="32287">
            <text:p>32287</text:p>
          </table:table-cell>
          <table:table-cell office:value-type="float" office:value="-461.75">
            <text:p>-461.75</text:p>
          </table:table-cell>
          <table:table-cell office:value-type="float" office:value="-859.375">
            <text:p>-859.375</text:p>
          </table:table-cell>
          <table:table-cell office:value-type="float" office:value="133.625">
            <text:p>133.625</text:p>
          </table:table-cell>
          <table:table-cell office:value-type="float" office:value="-0.0389038672171202">
            <text:p>-0.0389038672</text:p>
          </table:table-cell>
          <table:table-cell office:value-type="float" office:value="-0.0420808441876408">
            <text:p>-0.0420808442</text:p>
          </table:table-cell>
          <table:table-cell office:value-type="float" office:value="0.00413866261963019">
            <text:p>0.0041386626</text:p>
          </table:table-cell>
          <table:table-cell office:value-type="float" office:value="0.866802946073596">
            <text:p>0.8668029461</text:p>
          </table:table-cell>
          <table:table-cell office:value-type="float" office:value="0.856187808340445">
            <text:p>0.8561878083</text:p>
          </table:table-cell>
          <table:table-cell office:value-type="float" office:value="1.01451889108413">
            <text:p>1.0145188911</text:p>
          </table:table-cell>
          <table:table-cell office:value-type="float" office:value="-17.4680567450265">
            <text:p>-17.468056745</text:p>
          </table:table-cell>
          <table:table-cell office:value-type="float" office:value="-16.1227415438068">
            <text:p>-16.1227415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088">
            <text:p>12088</text:p>
          </table:table-cell>
          <table:table-cell office:value-type="float" office:value="20182">
            <text:p>20182</text:p>
          </table:table-cell>
          <table:table-cell office:value-type="float" office:value="34022">
            <text:p>34022</text:p>
          </table:table-cell>
          <table:table-cell office:value-type="float" office:value="-245.75">
            <text:p>-245.75</text:p>
          </table:table-cell>
          <table:table-cell office:value-type="float" office:value="-1033.5">
            <text:p>-1033.5</text:p>
          </table:table-cell>
          <table:table-cell office:value-type="float" office:value="-68.75">
            <text:p>-68.75</text:p>
          </table:table-cell>
          <table:table-cell office:value-type="float" office:value="-0.0203300794176042">
            <text:p>-0.0203300794</text:p>
          </table:table-cell>
          <table:table-cell office:value-type="float" office:value="-0.0512089981171341">
            <text:p>-0.0512089981</text:p>
          </table:table-cell>
          <table:table-cell office:value-type="float" office:value="-0.00202075127858445">
            <text:p>-0.0020207513</text:p>
          </table:table-cell>
          <table:table-cell office:value-type="float" office:value="0.929654813811472">
            <text:p>0.9296548138</text:p>
          </table:table-cell>
          <table:table-cell office:value-type="float" office:value="0.825908335106826">
            <text:p>0.8259083351</text:p>
          </table:table-cell>
          <table:table-cell office:value-type="float" office:value="0.992935374058985">
            <text:p>0.9929353741</text:p>
          </table:table-cell>
          <table:table-cell office:value-type="float" office:value="-33.7469017291484">
            <text:p>-33.7469017291</text:p>
          </table:table-cell>
          <table:table-cell office:value-type="float" office:value="-13.1860422301439">
            <text:p>-13.1860422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844">
            <text:p>844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064">
            <text:p>13064</text:p>
          </table:table-cell>
          <table:table-cell office:value-type="float" office:value="19704">
            <text:p>19704</text:p>
          </table:table-cell>
          <table:table-cell office:value-type="float" office:value="33250">
            <text:p>33250</text:p>
          </table:table-cell>
          <table:table-cell office:value-type="float" office:value="-199.375">
            <text:p>-199.375</text:p>
          </table:table-cell>
          <table:table-cell office:value-type="float" office:value="-262.625">
            <text:p>-262.625</text:p>
          </table:table-cell>
          <table:table-cell office:value-type="float" office:value="-319.375">
            <text:p>-319.375</text:p>
          </table:table-cell>
          <table:table-cell office:value-type="float" office:value="-0.0152614053888549">
            <text:p>-0.0152614054</text:p>
          </table:table-cell>
          <table:table-cell office:value-type="float" office:value="-0.0133285119772635">
            <text:p>-0.013328512</text:p>
          </table:table-cell>
          <table:table-cell office:value-type="float" office:value="-0.00960526315789474">
            <text:p>-0.0096052632</text:p>
          </table:table-cell>
          <table:table-cell office:value-type="float" office:value="0.947041585708116">
            <text:p>0.9470415857</text:p>
          </table:table-cell>
          <table:table-cell office:value-type="float" office:value="0.953698400573373">
            <text:p>0.9536984006</text:p>
          </table:table-cell>
          <table:table-cell office:value-type="float" office:value="0.96656241066482">
            <text:p>0.9665624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8878">
            <text:p>18878</text:p>
          </table:table-cell>
          <table:table-cell office:value-type="float" office:value="32400">
            <text:p>32400</text:p>
          </table:table-cell>
          <table:table-cell office:value-type="float" office:value="-776.25">
            <text:p>-776.25</text:p>
          </table:table-cell>
          <table:table-cell office:value-type="float" office:value="-455.75">
            <text:p>-455.75</text:p>
          </table:table-cell>
          <table:table-cell office:value-type="float" office:value="-774.75">
            <text:p>-774.75</text:p>
          </table:table-cell>
          <table:table-cell office:value-type="float" office:value="-0.0625907111756168">
            <text:p>-0.0625907112</text:p>
          </table:table-cell>
          <table:table-cell office:value-type="float" office:value="-0.0241418582476957">
            <text:p>-0.0241418582</text:p>
          </table:table-cell>
          <table:table-cell office:value-type="float" office:value="-0.023912037037037">
            <text:p>-0.023912037</text:p>
          </table:table-cell>
          <table:table-cell office:value-type="float" office:value="0.788611001251261">
            <text:p>0.7886110013</text:p>
          </table:table-cell>
          <table:table-cell office:value-type="float" office:value="0.916645841599583">
            <text:p>0.9166458416</text:p>
          </table:table-cell>
          <table:table-cell office:value-type="float" office:value="0.917428569980281">
            <text:p>0.91742857</text:p>
          </table:table-cell>
          <table:table-cell office:value-type="float" office:value="-10.7239751000814">
            <text:p>-10.7239751001</text:p>
          </table:table-cell>
          <table:table-cell office:value-type="float" office:value="-28.3634409914731">
            <text:p>-28.3634409915</text:p>
          </table:table-cell>
          <table:table-cell office:value-type="float" office:value="-28.6394032588419">
            <text:p>-28.639403258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424">
            <text:p>11424</text:p>
          </table:table-cell>
          <table:table-cell office:value-type="float" office:value="17562">
            <text:p>17562</text:p>
          </table:table-cell>
          <table:table-cell office:value-type="float" office:value="29768">
            <text:p>29768</text:p>
          </table:table-cell>
          <table:table-cell office:value-type="float" office:value="-496.375">
            <text:p>-496.375</text:p>
          </table:table-cell>
          <table:table-cell office:value-type="float" office:value="-792.875">
            <text:p>-792.875</text:p>
          </table:table-cell>
          <table:table-cell office:value-type="float" office:value="-1483.25">
            <text:p>-1483.25</text:p>
          </table:table-cell>
          <table:table-cell office:value-type="float" office:value="-0.0434501925770308">
            <text:p>-0.0434501926</text:p>
          </table:table-cell>
          <table:table-cell office:value-type="float" office:value="-0.0451471928026421">
            <text:p>-0.0451471928</text:p>
          </table:table-cell>
          <table:table-cell office:value-type="float" office:value="-0.0498269954313357">
            <text:p>-0.0498269954</text:p>
          </table:table-cell>
          <table:table-cell office:value-type="float" office:value="0.851624647680955">
            <text:p>0.8516246477</text:p>
          </table:table-cell>
          <table:table-cell office:value-type="float" office:value="0.845979832465952">
            <text:p>0.8459798325</text:p>
          </table:table-cell>
          <table:table-cell office:value-type="float" office:value="0.830471665758805">
            <text:p>0.8304716658</text:p>
          </table:table-cell>
          <table:table-cell office:value-type="float" office:value="-15.6035442931126">
            <text:p>-15.6035442931</text:p>
          </table:table-cell>
          <table:table-cell office:value-type="float" office:value="-15.0038095959829">
            <text:p>-15.003809596</text:p>
          </table:table-cell>
          <table:table-cell office:value-type="float" office:value="-13.5615514489644">
            <text:p>-13.5615514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596">
            <text:p>17596</text:p>
          </table:table-cell>
          <table:table-cell office:value-type="float" office:value="26885">
            <text:p>26885</text:p>
          </table:table-cell>
          <table:table-cell office:value-type="float" office:value="-264.375">
            <text:p>-264.375</text:p>
          </table:table-cell>
          <table:table-cell office:value-type="float" office:value="-197.75">
            <text:p>-197.75</text:p>
          </table:table-cell>
          <table:table-cell office:value-type="float" office:value="-1608.375">
            <text:p>-1608.375</text:p>
          </table:table-cell>
          <table:table-cell office:value-type="float" office:value="-0.0219071097116341">
            <text:p>-0.0219071097</text:p>
          </table:table-cell>
          <table:table-cell office:value-type="float" office:value="-0.0112383496249148">
            <text:p>-0.0112383496</text:p>
          </table:table-cell>
          <table:table-cell office:value-type="float" office:value="-0.0598242514413242">
            <text:p>-0.0598242514</text:p>
          </table:table-cell>
          <table:table-cell office:value-type="float" office:value="0.924265762062879">
            <text:p>0.9242657621</text:p>
          </table:table-cell>
          <table:table-cell office:value-type="float" office:value="0.96091332529729">
            <text:p>0.9609133253</text:p>
          </table:table-cell>
          <table:table-cell office:value-type="float" office:value="0.797629844433974">
            <text:p>0.7976298444</text:p>
          </table:table-cell>
          <table:table-cell office:value-type="float" office:value="-31.2924312992851">
            <text:p>-31.2924312993</text:p>
          </table:table-cell>
          <table:table-cell office:value-type="float" office:value="0">
            <text:p>0</text:p>
          </table:table-cell>
          <table:table-cell office:value-type="float" office:value="-11.2362545727291">
            <text:p>-11.23625457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703">
            <text:p>12703</text:p>
          </table:table-cell>
          <table:table-cell office:value-type="float" office:value="16775">
            <text:p>16775</text:p>
          </table:table-cell>
          <table:table-cell office:value-type="float" office:value="24800">
            <text:p>24800</text:p>
          </table:table-cell>
          <table:table-cell office:value-type="float" office:value="-172">
            <text:p>-172</text:p>
          </table:table-cell>
          <table:table-cell office:value-type="float" office:value="-129.5">
            <text:p>-129.5</text:p>
          </table:table-cell>
          <table:table-cell office:value-type="float" office:value="-1360.125">
            <text:p>-1360.125</text:p>
          </table:table-cell>
          <table:table-cell office:value-type="float" office:value="-0.0135401086357553">
            <text:p>-0.0135401086</text:p>
          </table:table-cell>
          <table:table-cell office:value-type="float" office:value="-0.00771982116244411">
            <text:p>-0.0077198212</text:p>
          </table:table-cell>
          <table:table-cell office:value-type="float" office:value="-0.05484375">
            <text:p>-0.05484375</text:p>
          </table:table-cell>
          <table:table-cell office:value-type="float" office:value="0.952968955476918">
            <text:p>0.9529689555</text:p>
          </table:table-cell>
          <table:table-cell office:value-type="float" office:value="0.973097433383455">
            <text:p>0.9730974334</text:p>
          </table:table-cell>
          <table:table-cell office:value-type="float" office:value="0.813942235351563">
            <text:p>0.8139422354</text:p>
          </table:table-cell>
          <table:table-cell table:number-columns-repeated="2" office:value-type="float" office:value="0">
            <text:p>0</text:p>
          </table:table-cell>
          <table:table-cell office:value-type="float" office:value="-12.2887495707202">
            <text:p>-12.28874957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821">
            <text:p>15821</text:p>
          </table:table-cell>
          <table:table-cell office:value-type="float" office:value="22440">
            <text:p>22440</text:p>
          </table:table-cell>
          <table:table-cell office:value-type="float" office:value="-87.875">
            <text:p>-87.875</text:p>
          </table:table-cell>
          <table:table-cell office:value-type="float" office:value="-984.25">
            <text:p>-984.25</text:p>
          </table:table-cell>
          <table:table-cell office:value-type="float" office:value="-123.375">
            <text:p>-123.375</text:p>
          </table:table-cell>
          <table:table-cell office:value-type="float" office:value="-0.00732780186791194">
            <text:p>-0.0073278019</text:p>
          </table:table-cell>
          <table:table-cell office:value-type="float" office:value="-0.0622116174704507">
            <text:p>-0.0622116175</text:p>
          </table:table-cell>
          <table:table-cell office:value-type="float" office:value="-0.00549799465240642">
            <text:p>-0.0054979947</text:p>
          </table:table-cell>
          <table:table-cell office:value-type="float" office:value="0.97445793895553">
            <text:p>0.974457939</text:p>
          </table:table-cell>
          <table:table-cell office:value-type="float" office:value="0.789845098136071">
            <text:p>0.7898450981</text:p>
          </table:table-cell>
          <table:table-cell office:value-type="float" office:value="0.980816265489165">
            <text:p>0.9808162655</text:p>
          </table:table-cell>
          <table:table-cell office:value-type="float" office:value="0">
            <text:p>0</text:p>
          </table:table-cell>
          <table:table-cell office:value-type="float" office:value="-10.7914808709107">
            <text:p>-10.7914808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1236">
            <text:p>11236</text:p>
          </table:table-cell>
          <table:table-cell office:value-type="float" office:value="15418">
            <text:p>15418</text:p>
          </table:table-cell>
          <table:table-cell office:value-type="float" office:value="23488">
            <text:p>23488</text:p>
          </table:table-cell>
          <table:table-cell office:value-type="float" office:value="-481.375">
            <text:p>-481.375</text:p>
          </table:table-cell>
          <table:table-cell office:value-type="float" office:value="-90.875">
            <text:p>-90.875</text:p>
          </table:table-cell>
          <table:table-cell office:value-type="float" office:value="106.375">
            <text:p>106.375</text:p>
          </table:table-cell>
          <table:table-cell office:value-type="float" office:value="-0.0428422036311855">
            <text:p>-0.0428422036</text:p>
          </table:table-cell>
          <table:table-cell office:value-type="float" office:value="-0.00589408483590608">
            <text:p>-0.0058940848</text:p>
          </table:table-cell>
          <table:table-cell office:value-type="float" office:value="0.00452890837874659">
            <text:p>0.0045289084</text:p>
          </table:table-cell>
          <table:table-cell office:value-type="float" office:value="0.853649777938324">
            <text:p>0.8536497779</text:p>
          </table:table-cell>
          <table:table-cell office:value-type="float" office:value="0.979438793936992">
            <text:p>0.9794387939</text:p>
          </table:table-cell>
          <table:table-cell office:value-type="float" office:value="1.01589138090738">
            <text:p>1.0158913809</text:p>
          </table:table-cell>
          <table:table-cell office:value-type="float" office:value="-15.8299711994261">
            <text:p>-15.8299711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444">
            <text:p>15444</text:p>
          </table:table-cell>
          <table:table-cell office:value-type="float" office:value="24067">
            <text:p>24067</text:p>
          </table:table-cell>
          <table:table-cell office:value-type="float" office:value="-264.625">
            <text:p>-264.625</text:p>
          </table:table-cell>
          <table:table-cell office:value-type="float" office:value="-412.125">
            <text:p>-412.125</text:p>
          </table:table-cell>
          <table:table-cell office:value-type="float" office:value="-137">
            <text:p>-137</text:p>
          </table:table-cell>
          <table:table-cell office:value-type="float" office:value="-0.022871650821089">
            <text:p>-0.0228716508</text:p>
          </table:table-cell>
          <table:table-cell office:value-type="float" office:value="-0.0266851204351204">
            <text:p>-0.0266851204</text:p>
          </table:table-cell>
          <table:table-cell office:value-type="float" office:value="-0.00569244193293722">
            <text:p>-0.0056924419</text:p>
          </table:table-cell>
          <table:table-cell office:value-type="float" office:value="0.920974522452301">
            <text:p>0.9209745225</text:p>
          </table:table-cell>
          <table:table-cell office:value-type="float" office:value="0.907997785956247">
            <text:p>0.907997786</text:p>
          </table:table-cell>
          <table:table-cell office:value-type="float" office:value="0.980139964869233">
            <text:p>0.9801399649</text:p>
          </table:table-cell>
          <table:table-cell office:value-type="float" office:value="-29.9580432119422">
            <text:p>-29.9580432119</text:p>
          </table:table-cell>
          <table:table-cell office:value-type="float" office:value="-25.6269082129194">
            <text:p>-25.6269082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2078">
            <text:p>12078</text:p>
          </table:table-cell>
          <table:table-cell office:value-type="float" office:value="15902">
            <text:p>15902</text:p>
          </table:table-cell>
          <table:table-cell office:value-type="float" office:value="22957">
            <text:p>22957</text:p>
          </table:table-cell>
          <table:table-cell office:value-type="float" office:value="-141.25">
            <text:p>-141.25</text:p>
          </table:table-cell>
          <table:table-cell office:value-type="float" office:value="-296.5">
            <text:p>-296.5</text:p>
          </table:table-cell>
          <table:table-cell office:value-type="float" office:value="-135.625">
            <text:p>-135.625</text:p>
          </table:table-cell>
          <table:table-cell office:value-type="float" office:value="-0.0116948170226859">
            <text:p>-0.011694817</text:p>
          </table:table-cell>
          <table:table-cell office:value-type="float" office:value="-0.0186454534020878">
            <text:p>-0.0186454534</text:p>
          </table:table-cell>
          <table:table-cell office:value-type="float" office:value="-0.0059077841181339">
            <text:p>-0.0059077841</text:p>
          </table:table-cell>
          <table:table-cell office:value-type="float" office:value="0.95933620716118">
            <text:p>0.9593362072</text:p>
          </table:table-cell>
          <table:table-cell office:value-type="float" office:value="0.935422312840529">
            <text:p>0.9354223128</text:p>
          </table:table-cell>
          <table:table-cell office:value-type="float" office:value="0.979391163336377">
            <text:p>0.979391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28">
            <text:p>11728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100.375">
            <text:p>-100.375</text:p>
          </table:table-cell>
          <table:table-cell office:value-type="float" office:value="-133.875">
            <text:p>-133.875</text:p>
          </table:table-cell>
          <table:table-cell office:value-type="float" office:value="-84.5">
            <text:p>-84.5</text:p>
          </table:table-cell>
          <table:table-cell office:value-type="float" office:value="-0.00855857776261937">
            <text:p>-0.0085585778</text:p>
          </table:table-cell>
          <table:table-cell office:value-type="float" office:value="-0.00857458528149619">
            <text:p>-0.0085745853</text:p>
          </table:table-cell>
          <table:table-cell office:value-type="float" office:value="-0.00387312646101664">
            <text:p>-0.0038731265</text:p>
          </table:table-cell>
          <table:table-cell office:value-type="float" office:value="0.970188546367337">
            <text:p>0.9701885464</text:p>
          </table:table-cell>
          <table:table-cell office:value-type="float" office:value="0.970133057599753">
            <text:p>0.9701330576</text:p>
          </table:table-cell>
          <table:table-cell office:value-type="float" office:value="0.986473459559265">
            <text:p>0.98647345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5">
            <text:p>16435</text:p>
          </table:table-cell>
          <table:table-cell office:value-type="float" office:value="22944">
            <text:p>22944</text:p>
          </table:table-cell>
          <table:table-cell office:value-type="float" office:value="-134.375">
            <text:p>-134.375</text:p>
          </table:table-cell>
          <table:table-cell office:value-type="float" office:value="-122.5">
            <text:p>-122.5</text:p>
          </table:table-cell>
          <table:table-cell office:value-type="float" office:value="66.25">
            <text:p>66.25</text:p>
          </table:table-cell>
          <table:table-cell office:value-type="float" office:value="-0.0115482124441389">
            <text:p>-0.0115482124</text:p>
          </table:table-cell>
          <table:table-cell office:value-type="float" office:value="-0.0074536051110435">
            <text:p>-0.0074536051</text:p>
          </table:table-cell>
          <table:table-cell office:value-type="float" office:value="0.00288746513249651">
            <text:p>0.0028874651</text:p>
          </table:table-cell>
          <table:table-cell office:value-type="float" office:value="0.959842644418398">
            <text:p>0.9598426444</text:p>
          </table:table-cell>
          <table:table-cell office:value-type="float" office:value="0.974021272320485">
            <text:p>0.9740212723</text:p>
          </table:table-cell>
          <table:table-cell office:value-type="float" office:value="1.01012246937532">
            <text:p>1.0101224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80">
            <text:p>16280</text:p>
          </table:table-cell>
          <table:table-cell office:value-type="float" office:value="23206">
            <text:p>23206</text:p>
          </table:table-cell>
          <table:table-cell office:value-type="float" office:value="-158.375">
            <text:p>-158.375</text:p>
          </table:table-cell>
          <table:table-cell office:value-type="float" office:value="-35.5">
            <text:p>-35.5</text:p>
          </table:table-cell>
          <table:table-cell office:value-type="float" office:value="-180.25">
            <text:p>-180.25</text:p>
          </table:table-cell>
          <table:table-cell office:value-type="float" office:value="-0.0139722099691222">
            <text:p>-0.01397221</text:p>
          </table:table-cell>
          <table:table-cell office:value-type="float" office:value="-0.00218058968058968">
            <text:p>-0.0021805897</text:p>
          </table:table-cell>
          <table:table-cell office:value-type="float" office:value="-0.00776738774454882">
            <text:p>-0.0077673877</text:p>
          </table:table-cell>
          <table:table-cell office:value-type="float" office:value="0.951479901504858">
            <text:p>0.9514799015</text:p>
          </table:table-cell>
          <table:table-cell office:value-type="float" office:value="0.992377255861792">
            <text:p>0.9923772559</text:p>
          </table:table-cell>
          <table:table-cell office:value-type="float" office:value="0.972932394226332">
            <text:p>0.97293239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608">
            <text:p>11608</text:p>
          </table:table-cell>
          <table:table-cell office:value-type="float" office:value="15384">
            <text:p>15384</text:p>
          </table:table-cell>
          <table:table-cell office:value-type="float" office:value="21998">
            <text:p>21998</text:p>
          </table:table-cell>
          <table:table-cell office:value-type="float" office:value="-55.375">
            <text:p>-55.375</text:p>
          </table:table-cell>
          <table:table-cell office:value-type="float" office:value="-229.5">
            <text:p>-229.5</text:p>
          </table:table-cell>
          <table:table-cell office:value-type="float" office:value="-253.25">
            <text:p>-253.25</text:p>
          </table:table-cell>
          <table:table-cell office:value-type="float" office:value="-0.00477041695382495">
            <text:p>-0.004770417</text:p>
          </table:table-cell>
          <table:table-cell office:value-type="float" office:value="-0.014918096723869">
            <text:p>-0.0149180967</text:p>
          </table:table-cell>
          <table:table-cell office:value-type="float" office:value="-0.0115124102191108">
            <text:p>-0.0115124102</text:p>
          </table:table-cell>
          <table:table-cell office:value-type="float" office:value="0.983348144142323">
            <text:p>0.9833481441</text:p>
          </table:table-cell>
          <table:table-cell office:value-type="float" office:value="0.94822285870179">
            <text:p>0.9482228587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5118">
            <text:p>15118</text:p>
          </table:table-cell>
          <table:table-cell office:value-type="float" office:value="21597">
            <text:p>21597</text:p>
          </table:table-cell>
          <table:table-cell office:value-type="float" office:value="-62.125">
            <text:p>-62.125</text:p>
          </table:table-cell>
          <table:table-cell office:value-type="float" office:value="-98.75">
            <text:p>-98.75</text:p>
          </table:table-cell>
          <table:table-cell office:value-type="float" office:value="-40.125">
            <text:p>-40.125</text:p>
          </table:table-cell>
          <table:table-cell office:value-type="float" office:value="-0.00552615193026152">
            <text:p>-0.0055261519</text:p>
          </table:table-cell>
          <table:table-cell office:value-type="float" office:value="-0.00653194867045906">
            <text:p>-0.0065319487</text:p>
          </table:table-cell>
          <table:table-cell office:value-type="float" office:value="-0.00185789693012918">
            <text:p>-0.0018578969</text:p>
          </table:table-cell>
          <table:table-cell office:value-type="float" office:value="0.980718323420191">
            <text:p>0.9807183234</text:p>
          </table:table-cell>
          <table:table-cell office:value-type="float" office:value="0.977221805706123">
            <text:p>0.9772218057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5008">
            <text:p>15008</text:p>
          </table:table-cell>
          <table:table-cell office:value-type="float" office:value="22406">
            <text:p>22406</text:p>
          </table:table-cell>
          <table:table-cell office:value-type="float" office:value="-60.125">
            <text:p>-60.125</text:p>
          </table:table-cell>
          <table:table-cell office:value-type="float" office:value="-114.875">
            <text:p>-114.875</text:p>
          </table:table-cell>
          <table:table-cell office:value-type="float" office:value="-161.625">
            <text:p>-161.625</text:p>
          </table:table-cell>
          <table:table-cell office:value-type="float" office:value="-0.00538851048575013">
            <text:p>-0.0053885105</text:p>
          </table:table-cell>
          <table:table-cell office:value-type="float" office:value="-0.00765425106609808">
            <text:p>-0.0076542511</text:p>
          </table:table-cell>
          <table:table-cell office:value-type="float" office:value="-0.00721346960635544">
            <text:p>-0.0072134696</text:p>
          </table:table-cell>
          <table:table-cell office:value-type="float" office:value="0.981197123948574">
            <text:p>0.9811971239</text:p>
          </table:table-cell>
          <table:table-cell office:value-type="float" office:value="0.973324952885047">
            <text:p>0.9733249529</text:p>
          </table:table-cell>
          <table:table-cell office:value-type="float" office:value="0.974854843299529">
            <text:p>0.97485484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849">
            <text:p>14849</text:p>
          </table:table-cell>
          <table:table-cell office:value-type="float" office:value="22140">
            <text:p>22140</text:p>
          </table:table-cell>
          <table:table-cell office:value-type="float" office:value="-92.875">
            <text:p>-92.875</text:p>
          </table:table-cell>
          <table:table-cell office:value-type="float" office:value="15.25">
            <text:p>15.25</text:p>
          </table:table-cell>
          <table:table-cell office:value-type="float" office:value="-63">
            <text:p>-63</text:p>
          </table:table-cell>
          <table:table-cell office:value-type="float" office:value="-0.00856385431074228">
            <text:p>-0.0085638543</text:p>
          </table:table-cell>
          <table:table-cell office:value-type="float" office:value="0.00102700518553438">
            <text:p>0.0010270052</text:p>
          </table:table-cell>
          <table:table-cell office:value-type="float" office:value="-0.00284552845528455">
            <text:p>-0.0028455285</text:p>
          </table:table-cell>
          <table:table-cell office:value-type="float" office:value="0.970170255529687">
            <text:p>0.9701702555</text:p>
          </table:table-cell>
          <table:table-cell office:value-type="float" office:value="1.00359658543909">
            <text:p>1.0035965854</text:p>
          </table:table-cell>
          <table:table-cell office:value-type="float" office:value="0.990056520589596">
            <text:p>0.99005652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1132">
            <text:p>11132</text:p>
          </table:table-cell>
          <table:table-cell office:value-type="float" office:value="14904">
            <text:p>14904</text:p>
          </table:table-cell>
          <table:table-cell office:value-type="float" office:value="21313">
            <text:p>21313</text:p>
          </table:table-cell>
          <table:table-cell office:value-type="float" office:value="-137.25">
            <text:p>-137.25</text:p>
          </table:table-cell>
          <table:table-cell office:value-type="float" office:value="8">
            <text:p>8</text:p>
          </table:table-cell>
          <table:table-cell office:value-type="float" office:value="-328.125">
            <text:p>-328.125</text:p>
          </table:table-cell>
          <table:table-cell office:value-type="float" office:value="-0.0123293208767517">
            <text:p>-0.0123293209</text:p>
          </table:table-cell>
          <table:table-cell office:value-type="float" office:value="0.000536768652710682">
            <text:p>0.0005367687</text:p>
          </table:table-cell>
          <table:table-cell office:value-type="float" office:value="-0.0153955332426219">
            <text:p>-0.0153955332</text:p>
          </table:table-cell>
          <table:table-cell office:value-type="float" office:value="0.957145320751802">
            <text:p>0.9571453208</text:p>
          </table:table-cell>
          <table:table-cell office:value-type="float" office:value="1.00187925500084">
            <text:p>1.001879255</text:p>
          </table:table-cell>
          <table:table-cell office:value-type="float" office:value="0.94658019764072">
            <text:p>0.94658019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5058">
            <text:p>15058</text:p>
          </table:table-cell>
          <table:table-cell office:value-type="float" office:value="22003">
            <text:p>22003</text:p>
          </table:table-cell>
          <table:table-cell office:value-type="float" office:value="3.5">
            <text:p>3.5</text:p>
          </table:table-cell>
          <table:table-cell office:value-type="float" office:value="-60.5">
            <text:p>-60.5</text:p>
          </table:table-cell>
          <table:table-cell office:value-type="float" office:value="-673.875">
            <text:p>-673.875</text:p>
          </table:table-cell>
          <table:table-cell office:value-type="float" office:value="0.000308778120864579">
            <text:p>0.0003087781</text:p>
          </table:table-cell>
          <table:table-cell office:value-type="float" office:value="-0.00401779784831983">
            <text:p>-0.0040177978</text:p>
          </table:table-cell>
          <table:table-cell office:value-type="float" office:value="-0.0306265054765259">
            <text:p>-0.0306265055</text:p>
          </table:table-cell>
          <table:table-cell office:value-type="float" office:value="1.00108091029712">
            <text:p>1.0010809103</text:p>
          </table:table-cell>
          <table:table-cell office:value-type="float" office:value="0.985969347221999">
            <text:p>0.9859693472</text:p>
          </table:table-cell>
          <table:table-cell office:value-type="float" office:value="0.894645677194059">
            <text:p>0.8946456772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838944843137">
            <text:p>-22.283894484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1110">
            <text:p>11110</text:p>
          </table:table-cell>
          <table:table-cell office:value-type="float" office:value="14544">
            <text:p>14544</text:p>
          </table:table-cell>
          <table:table-cell office:value-type="float" office:value="21482">
            <text:p>21482</text:p>
          </table:table-cell>
          <table:table-cell office:value-type="float" office:value="-201.375">
            <text:p>-201.375</text:p>
          </table:table-cell>
          <table:table-cell office:value-type="float" office:value="-341">
            <text:p>-341</text:p>
          </table:table-cell>
          <table:table-cell office:value-type="float" office:value="-184.125">
            <text:p>-184.125</text:p>
          </table:table-cell>
          <table:table-cell office:value-type="float" office:value="-0.0181255625562556">
            <text:p>-0.0181255626</text:p>
          </table:table-cell>
          <table:table-cell office:value-type="float" office:value="-0.0234460946094609">
            <text:p>-0.0234460946</text:p>
          </table:table-cell>
          <table:table-cell office:value-type="float" office:value="-0.0085711293175682">
            <text:p>-0.0085711293</text:p>
          </table:table-cell>
          <table:table-cell office:value-type="float" office:value="0.937204461648348">
            <text:p>0.9372044616</text:p>
          </table:table-cell>
          <table:table-cell office:value-type="float" office:value="0.919016118797661">
            <text:p>0.9190161188</text:p>
          </table:table-cell>
          <table:table-cell office:value-type="float" office:value="0.970145037333757">
            <text:p>0.9701450373</text:p>
          </table:table-cell>
          <table:table-cell office:value-type="float" office:value="0">
            <text:p>0</text:p>
          </table:table-cell>
          <table:table-cell office:value-type="float" office:value="-29.2154946861885">
            <text:p>-29.2154946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514">
            <text:p>10514</text:p>
          </table:table-cell>
          <table:table-cell office:value-type="float" office:value="14452">
            <text:p>14452</text:p>
          </table:table-cell>
          <table:table-cell office:value-type="float" office:value="21500">
            <text:p>21500</text:p>
          </table:table-cell>
          <table:table-cell office:value-type="float" office:value="-439.5">
            <text:p>-439.5</text:p>
          </table:table-cell>
          <table:table-cell office:value-type="float" office:value="-324">
            <text:p>-324</text:p>
          </table:table-cell>
          <table:table-cell office:value-type="float" office:value="-1">
            <text:p>-1</text:p>
          </table:table-cell>
          <table:table-cell office:value-type="float" office:value="-0.0418014076469469">
            <text:p>-0.0418014076</text:p>
          </table:table-cell>
          <table:table-cell office:value-type="float" office:value="-0.02241904234708">
            <text:p>-0.0224190423</text:p>
          </table:table-cell>
          <table:table-cell table:style-name="ce17" office:value-type="float" office:value="-0.0000465116279069767">
            <text:p>-4.65E-005</text:p>
          </table:table-cell>
          <table:table-cell office:value-type="float" office:value="0.857119894290968">
            <text:p>0.8571198943</text:p>
          </table:table-cell>
          <table:table-cell office:value-type="float" office:value="0.92251847416635">
            <text:p>0.9225184742</text:p>
          </table:table-cell>
          <table:table-cell office:value-type="float" office:value="0.999837213542455">
            <text:p>0.9998372135</text:p>
          </table:table-cell>
          <table:table-cell office:value-type="float" office:value="-16.2328700489915">
            <text:p>-16.232870049</text:p>
          </table:table-cell>
          <table:table-cell office:value-type="float" office:value="-30.5699039115717">
            <text:p>-30.5699039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405">
            <text:p>10405</text:p>
          </table:table-cell>
          <table:table-cell office:value-type="float" office:value="14424">
            <text:p>14424</text:p>
          </table:table-cell>
          <table:table-cell office:value-type="float" office:value="20796">
            <text:p>20796</text:p>
          </table:table-cell>
          <table:table-cell office:value-type="float" office:value="-394.75">
            <text:p>-394.75</text:p>
          </table:table-cell>
          <table:table-cell office:value-type="float" office:value="-38.25">
            <text:p>-38.25</text:p>
          </table:table-cell>
          <table:table-cell office:value-type="float" office:value="-321.875">
            <text:p>-321.875</text:p>
          </table:table-cell>
          <table:table-cell office:value-type="float" office:value="-0.0379384911100433">
            <text:p>-0.0379384911</text:p>
          </table:table-cell>
          <table:table-cell office:value-type="float" office:value="-0.0026518302828619">
            <text:p>-0.0026518303</text:p>
          </table:table-cell>
          <table:table-cell office:value-type="float" office:value="-0.0154777361030967">
            <text:p>-0.0154777361</text:p>
          </table:table-cell>
          <table:table-cell office:value-type="float" office:value="0.870036366165954">
            <text:p>0.8700363662</text:p>
          </table:table-cell>
          <table:table-cell office:value-type="float" office:value="0.990732377129528">
            <text:p>0.9907323771</text:p>
          </table:table-cell>
          <table:table-cell office:value-type="float" office:value="0.94629746185632">
            <text:p>0.9462974619</text:p>
          </table:table-cell>
          <table:table-cell office:value-type="float" office:value="-17.9214809723622">
            <text:p>-17.9214809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8734">
            <text:p>8734</text:p>
          </table:table-cell>
          <table:table-cell office:value-type="float" office:value="14302">
            <text:p>14302</text:p>
          </table:table-cell>
          <table:table-cell office:value-type="float" office:value="21115">
            <text:p>21115</text:p>
          </table:table-cell>
          <table:table-cell office:value-type="float" office:value="-764.25">
            <text:p>-764.25</text:p>
          </table:table-cell>
          <table:table-cell office:value-type="float" office:value="8.5">
            <text:p>8.5</text:p>
          </table:table-cell>
          <table:table-cell office:value-type="float" office:value="-692.625">
            <text:p>-692.625</text:p>
          </table:table-cell>
          <table:table-cell office:value-type="float" office:value="-0.0875028623769178">
            <text:p>-0.0875028624</text:p>
          </table:table-cell>
          <table:table-cell office:value-type="float" office:value="0.000594322472381485">
            <text:p>0.0005943225</text:p>
          </table:table-cell>
          <table:table-cell office:value-type="float" office:value="-0.0328025100639356">
            <text:p>-0.0328025101</text:p>
          </table:table-cell>
          <table:table-cell office:value-type="float" office:value="0.708747213492129">
            <text:p>0.7087472135</text:p>
          </table:table-cell>
          <table:table-cell office:value-type="float" office:value="1.00208082096297">
            <text:p>1.002080821</text:p>
          </table:table-cell>
          <table:table-cell office:value-type="float" office:value="0.887300183922555">
            <text:p>0.8873001839</text:p>
          </table:table-cell>
          <table:table-cell office:value-type="float" office:value="-7.56956077006254">
            <text:p>-7.5695607701</text:p>
          </table:table-cell>
          <table:table-cell office:value-type="float" office:value="0">
            <text:p>0</text:p>
          </table:table-cell>
          <table:table-cell office:value-type="float" office:value="-20.7824188459728">
            <text:p>-20.7824188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7484">
            <text:p>7484</text:p>
          </table:table-cell>
          <table:table-cell office:value-type="float" office:value="13013">
            <text:p>13013</text:p>
          </table:table-cell>
          <table:table-cell office:value-type="float" office:value="19300">
            <text:p>19300</text:p>
          </table:table-cell>
          <table:table-cell office:value-type="float" office:value="-540.125">
            <text:p>-540.125</text:p>
          </table:table-cell>
          <table:table-cell office:value-type="float" office:value="-930.875">
            <text:p>-930.875</text:p>
          </table:table-cell>
          <table:table-cell office:value-type="float" office:value="-853.875">
            <text:p>-853.875</text:p>
          </table:table-cell>
          <table:table-cell office:value-type="float" office:value="-0.0721706306787814">
            <text:p>-0.0721706307</text:p>
          </table:table-cell>
          <table:table-cell office:value-type="float" office:value="-0.0715342349957735">
            <text:p>-0.071534235</text:p>
          </table:table-cell>
          <table:table-cell office:value-type="float" office:value="-0.0442422279792746">
            <text:p>-0.044242228</text:p>
          </table:table-cell>
          <table:table-cell office:value-type="float" office:value="0.757611648492108">
            <text:p>0.7576116485</text:p>
          </table:table-cell>
          <table:table-cell office:value-type="float" office:value="0.759659785196597">
            <text:p>0.7596597852</text:p>
          </table:table-cell>
          <table:table-cell office:value-type="float" office:value="0.848988656556216">
            <text:p>0.8489886566</text:p>
          </table:table-cell>
          <table:table-cell office:value-type="float" office:value="-9.25338325782832">
            <text:p>-9.2533832578</text:p>
          </table:table-cell>
          <table:table-cell office:value-type="float" office:value="-9.33886619846851">
            <text:p>-9.3388661985</text:p>
          </table:table-cell>
          <table:table-cell office:value-type="float" office:value="-15.3179075262706">
            <text:p>-15.317907526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5400">
            <text:p>5400</text:p>
          </table:table-cell>
          <table:table-cell office:value-type="float" office:value="11721">
            <text:p>11721</text:p>
          </table:table-cell>
          <table:table-cell office:value-type="float" office:value="19705">
            <text:p>19705</text:p>
          </table:table-cell>
          <table:table-cell office:value-type="float" office:value="-441.625">
            <text:p>-441.625</text:p>
          </table:table-cell>
          <table:table-cell office:value-type="float" office:value="-219.25">
            <text:p>-219.25</text:p>
          </table:table-cell>
          <table:table-cell office:value-type="float" office:value="-506.5">
            <text:p>-506.5</text:p>
          </table:table-cell>
          <table:table-cell office:value-type="float" office:value="-0.0817824074074074">
            <text:p>-0.0817824074</text:p>
          </table:table-cell>
          <table:table-cell office:value-type="float" office:value="-0.0187057418309018">
            <text:p>-0.0187057418</text:p>
          </table:table-cell>
          <table:table-cell office:value-type="float" office:value="-0.0257041360060898">
            <text:p>-0.025704136</text:p>
          </table:table-cell>
          <table:table-cell office:value-type="float" office:value="0.726870763910322">
            <text:p>0.7268707639</text:p>
          </table:table-cell>
          <table:table-cell office:value-type="float" office:value="0.935215716955635">
            <text:p>0.935215717</text:p>
          </table:table-cell>
          <table:table-cell office:value-type="float" office:value="0.911330501090012">
            <text:p>0.9113305011</text:p>
          </table:table-cell>
          <table:table-cell office:value-type="float" office:value="-8.12400340675644">
            <text:p>-8.1240034068</text:p>
          </table:table-cell>
          <table:table-cell office:value-type="float" office:value="0">
            <text:p>0</text:p>
          </table:table-cell>
          <table:table-cell office:value-type="float" office:value="-26.6182898893151">
            <text:p>-26.618289889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5415">
            <text:p>5415</text:p>
          </table:table-cell>
          <table:table-cell office:value-type="float" office:value="11882">
            <text:p>11882</text:p>
          </table:table-cell>
          <table:table-cell office:value-type="float" office:value="20242">
            <text:p>20242</text:p>
          </table:table-cell>
          <table:table-cell office:value-type="float" office:value="-484.375">
            <text:p>-484.375</text:p>
          </table:table-cell>
          <table:table-cell office:value-type="float" office:value="-670.75">
            <text:p>-670.75</text:p>
          </table:table-cell>
          <table:table-cell office:value-type="float" office:value="-254.5">
            <text:p>-254.5</text:p>
          </table:table-cell>
          <table:table-cell office:value-type="float" office:value="-0.0894506001846722">
            <text:p>-0.0894506002</text:p>
          </table:table-cell>
          <table:table-cell office:value-type="float" office:value="-0.0564509341861639">
            <text:p>-0.0564509342</text:p>
          </table:table-cell>
          <table:table-cell office:value-type="float" office:value="-0.0125728682936469">
            <text:p>-0.0125728683</text:p>
          </table:table-cell>
          <table:table-cell office:value-type="float" office:value="0.702605662705508">
            <text:p>0.7026056627</text:p>
          </table:table-cell>
          <table:table-cell office:value-type="float" office:value="0.808667677970588">
            <text:p>0.808667678</text:p>
          </table:table-cell>
          <table:table-cell office:value-type="float" office:value="0.95630479192581">
            <text:p>0.9563047919</text:p>
          </table:table-cell>
          <table:table-cell office:value-type="float" office:value="-7.39695275281657">
            <text:p>-7.3969527528</text:p>
          </table:table-cell>
          <table:table-cell office:value-type="float" office:value="-11.9288250375703">
            <text:p>-11.9288250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5850">
            <text:p>5850</text:p>
          </table:table-cell>
          <table:table-cell office:value-type="float" office:value="11435">
            <text:p>11435</text:p>
          </table:table-cell>
          <table:table-cell office:value-type="float" office:value="20552">
            <text:p>20552</text:p>
          </table:table-cell>
          <table:table-cell office:value-type="float" office:value="-353">
            <text:p>-353</text:p>
          </table:table-cell>
          <table:table-cell office:value-type="float" office:value="-397.25">
            <text:p>-397.25</text:p>
          </table:table-cell>
          <table:table-cell office:value-type="float" office:value="-661.875">
            <text:p>-661.875</text:p>
          </table:table-cell>
          <table:table-cell office:value-type="float" office:value="-0.0603418803418803">
            <text:p>-0.0603418803</text:p>
          </table:table-cell>
          <table:table-cell office:value-type="float" office:value="-0.0347398338434631">
            <text:p>-0.0347398338</text:p>
          </table:table-cell>
          <table:table-cell office:value-type="float" office:value="-0.0322048949007396">
            <text:p>-0.0322048949</text:p>
          </table:table-cell>
          <table:table-cell office:value-type="float" office:value="0.795940058148879">
            <text:p>0.7959400581</text:p>
          </table:table-cell>
          <table:table-cell office:value-type="float" office:value="0.880776019416603">
            <text:p>0.8807760194</text:p>
          </table:table-cell>
          <table:table-cell office:value-type="float" office:value="0.889315692148324">
            <text:p>0.8893156921</text:p>
          </table:table-cell>
          <table:table-cell office:value-type="float" office:value="-11.1368315840112">
            <text:p>-11.136831584</text:p>
          </table:table-cell>
          <table:table-cell office:value-type="float" office:value="-19.6039027060926">
            <text:p>-19.6039027061</text:p>
          </table:table-cell>
          <table:table-cell office:value-type="float" office:value="-21.1745737213162">
            <text:p>-21.174573721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6545">
            <text:p>6545</text:p>
          </table:table-cell>
          <table:table-cell office:value-type="float" office:value="10958">
            <text:p>10958</text:p>
          </table:table-cell>
          <table:table-cell office:value-type="float" office:value="18747">
            <text:p>18747</text:p>
          </table:table-cell>
          <table:table-cell office:value-type="float" office:value="-143.125">
            <text:p>-143.125</text:p>
          </table:table-cell>
          <table:table-cell office:value-type="float" office:value="-441">
            <text:p>-441</text:p>
          </table:table-cell>
          <table:table-cell office:value-type="float" office:value="-797.5">
            <text:p>-797.5</text:p>
          </table:table-cell>
          <table:table-cell office:value-type="float" office:value="-0.0218678380443086">
            <text:p>-0.021867838</text:p>
          </table:table-cell>
          <table:table-cell office:value-type="float" office:value="-0.0402445701770396">
            <text:p>-0.0402445702</text:p>
          </table:table-cell>
          <table:table-cell office:value-type="float" office:value="-0.0425401397556942">
            <text:p>-0.0425401398</text:p>
          </table:table-cell>
          <table:table-cell office:value-type="float" office:value="0.924399843432755">
            <text:p>0.9243998434</text:p>
          </table:table-cell>
          <table:table-cell office:value-type="float" office:value="0.862318470220681">
            <text:p>0.8623184702</text:p>
          </table:table-cell>
          <table:table-cell office:value-type="float" office:value="0.854656451296321">
            <text:p>0.8546564513</text:p>
          </table:table-cell>
          <table:table-cell office:value-type="float" office:value="-31.349255272135">
            <text:p>-31.3492552721</text:p>
          </table:table-cell>
          <table:table-cell office:value-type="float" office:value="-16.8744252270976">
            <text:p>-16.8744252271</text:p>
          </table:table-cell>
          <table:table-cell office:value-type="float" office:value="-15.9448718337004">
            <text:p>-15.944871833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05">
            <text:p>705</text:p>
          </table:table-cell>
          <table:table-cell office:value-type="float" office:value="5400">
            <text:p>5400</text:p>
          </table:table-cell>
          <table:table-cell office:value-type="float" office:value="9936">
            <text:p>9936</text:p>
          </table:table-cell>
          <table:table-cell office:value-type="float" office:value="17628">
            <text:p>17628</text:p>
          </table:table-cell>
          <table:table-cell office:value-type="float" office:value="-441.625">
            <text:p>-441.625</text:p>
          </table:table-cell>
          <table:table-cell office:value-type="float" office:value="-767.625">
            <text:p>-767.625</text:p>
          </table:table-cell>
          <table:table-cell office:value-type="float" office:value="-1126">
            <text:p>-1126</text:p>
          </table:table-cell>
          <table:table-cell office:value-type="float" office:value="-0.0817824074074074">
            <text:p>-0.0817824074</text:p>
          </table:table-cell>
          <table:table-cell office:value-type="float" office:value="-0.0772569444444444">
            <text:p>-0.0772569444</text:p>
          </table:table-cell>
          <table:table-cell office:value-type="float" office:value="-0.0638756523712276">
            <text:p>-0.0638756524</text:p>
          </table:table-cell>
          <table:table-cell office:value-type="float" office:value="0.726870763910322">
            <text:p>0.7268707639</text:p>
          </table:table-cell>
          <table:table-cell office:value-type="float" office:value="0.741299219955633">
            <text:p>0.74129922</text:p>
          </table:table-cell>
          <table:table-cell office:value-type="float" office:value="0.784432210673769">
            <text:p>0.7844322107</text:p>
          </table:table-cell>
          <table:table-cell office:value-type="float" office:value="-8.12400340675644">
            <text:p>-8.1240034068</text:p>
          </table:table-cell>
          <table:table-cell office:value-type="float" office:value="-8.62075506060268">
            <text:p>-8.6207550606</text:p>
          </table:table-cell>
          <table:table-cell office:value-type="float" office:value="-10.5011224109367">
            <text:p>-10.501122410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5415">
            <text:p>5415</text:p>
          </table:table-cell>
          <table:table-cell office:value-type="float" office:value="9920">
            <text:p>9920</text:p>
          </table:table-cell>
          <table:table-cell office:value-type="float" office:value="17637">
            <text:p>17637</text:p>
          </table:table-cell>
          <table:table-cell office:value-type="float" office:value="-484.375">
            <text:p>-484.375</text:p>
          </table:table-cell>
          <table:table-cell office:value-type="float" office:value="-1110.5">
            <text:p>-1110.5</text:p>
          </table:table-cell>
          <table:table-cell office:value-type="float" office:value="-1100.25">
            <text:p>-1100.25</text:p>
          </table:table-cell>
          <table:table-cell office:value-type="float" office:value="-0.0894506001846722">
            <text:p>-0.0894506002</text:p>
          </table:table-cell>
          <table:table-cell office:value-type="float" office:value="-0.111945564516129">
            <text:p>-0.1119455645</text:p>
          </table:table-cell>
          <table:table-cell office:value-type="float" office:value="-0.0623830583432557">
            <text:p>-0.0623830583</text:p>
          </table:table-cell>
          <table:table-cell office:value-type="float" office:value="0.702605662705508">
            <text:p>0.7026056627</text:p>
          </table:table-cell>
          <table:table-cell office:value-type="float" office:value="0.632752870646625">
            <text:p>0.6327528706</text:p>
          </table:table-cell>
          <table:table-cell office:value-type="float" office:value="0.789286921896391">
            <text:p>0.7892869219</text:p>
          </table:table-cell>
          <table:table-cell office:value-type="float" office:value="-7.39695275281657">
            <text:p>-7.3969527528</text:p>
          </table:table-cell>
          <table:table-cell office:value-type="float" office:value="-5.83839388583699">
            <text:p>-5.8383938858</text:p>
          </table:table-cell>
          <table:table-cell office:value-type="float" office:value="-10.7608505599578">
            <text:p>-10.7608505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5516">
            <text:p>5516</text:p>
          </table:table-cell>
          <table:table-cell office:value-type="float" office:value="8670">
            <text:p>8670</text:p>
          </table:table-cell>
          <table:table-cell office:value-type="float" office:value="14626">
            <text:p>14626</text:p>
          </table:table-cell>
          <table:table-cell office:value-type="float" office:value="-419.5">
            <text:p>-419.5</text:p>
          </table:table-cell>
          <table:table-cell office:value-type="float" office:value="-545.25">
            <text:p>-545.25</text:p>
          </table:table-cell>
          <table:table-cell office:value-type="float" office:value="-1026.875">
            <text:p>-1026.875</text:p>
          </table:table-cell>
          <table:table-cell office:value-type="float" office:value="-0.0760514865844815">
            <text:p>-0.0760514866</text:p>
          </table:table-cell>
          <table:table-cell office:value-type="float" office:value="-0.0628892733564014">
            <text:p>-0.0628892734</text:p>
          </table:table-cell>
          <table:table-cell office:value-type="float" office:value="-0.0702088746068645">
            <text:p>-0.0702088746</text:p>
          </table:table-cell>
          <table:table-cell office:value-type="float" office:value="0.745156101033266">
            <text:p>0.745156101</text:p>
          </table:table-cell>
          <table:table-cell office:value-type="float" office:value="0.787639462231056">
            <text:p>0.7876394622</text:p>
          </table:table-cell>
          <table:table-cell office:value-type="float" office:value="0.763930339580157">
            <text:p>0.7639303396</text:p>
          </table:table-cell>
          <table:table-cell office:value-type="float" office:value="-8.76304114214476">
            <text:p>-8.7630411421</text:p>
          </table:table-cell>
          <table:table-cell office:value-type="float" office:value="-10.6713823683784">
            <text:p>-10.6713823684</text:p>
          </table:table-cell>
          <table:table-cell office:value-type="float" office:value="-9.52186533103569">
            <text:p>-9.52186533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4816">
            <text:p>4816</text:p>
          </table:table-cell>
          <table:table-cell office:value-type="float" office:value="8372">
            <text:p>8372</text:p>
          </table:table-cell>
          <table:table-cell office:value-type="float" office:value="12688">
            <text:p>12688</text:p>
          </table:table-cell>
          <table:table-cell office:value-type="float" office:value="-334.75">
            <text:p>-334.75</text:p>
          </table:table-cell>
          <table:table-cell office:value-type="float" office:value="-159.25">
            <text:p>-159.25</text:p>
          </table:table-cell>
          <table:table-cell office:value-type="float" office:value="-783.625">
            <text:p>-783.625</text:p>
          </table:table-cell>
          <table:table-cell office:value-type="float" office:value="-0.0695078903654485">
            <text:p>-0.0695078904</text:p>
          </table:table-cell>
          <table:table-cell office:value-type="float" office:value="-0.0190217391304348">
            <text:p>-0.0190217391</text:p>
          </table:table-cell>
          <table:table-cell office:value-type="float" office:value="-0.0617611128625473">
            <text:p>-0.0617611129</text:p>
          </table:table-cell>
          <table:table-cell office:value-type="float" office:value="0.766191823494119">
            <text:p>0.7661918235</text:p>
          </table:table-cell>
          <table:table-cell office:value-type="float" office:value="0.934133093100189">
            <text:p>0.9341330931</text:p>
          </table:table-cell>
          <table:table-cell office:value-type="float" office:value="0.791312397702644">
            <text:p>0.7913123977</text:p>
          </table:table-cell>
          <table:table-cell office:value-type="float" office:value="-9.62147405713282">
            <text:p>-9.6214740571</text:p>
          </table:table-cell>
          <table:table-cell office:value-type="float" office:value="0">
            <text:p>0</text:p>
          </table:table-cell>
          <table:table-cell office:value-type="float" office:value="-10.8727800728093">
            <text:p>-10.872780072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4060">
            <text:p>4060</text:p>
          </table:table-cell>
          <table:table-cell office:value-type="float" office:value="7536">
            <text:p>7536</text:p>
          </table:table-cell>
          <table:table-cell office:value-type="float" office:value="12272">
            <text:p>12272</text:p>
          </table:table-cell>
          <table:table-cell office:value-type="float" office:value="-238">
            <text:p>-238</text:p>
          </table:table-cell>
          <table:table-cell office:value-type="float" office:value="-304">
            <text:p>-304</text:p>
          </table:table-cell>
          <table:table-cell office:value-type="float" office:value="-227.5">
            <text:p>-227.5</text:p>
          </table:table-cell>
          <table:table-cell office:value-type="float" office:value="-0.0586206896551724">
            <text:p>-0.0586206897</text:p>
          </table:table-cell>
          <table:table-cell office:value-type="float" office:value="-0.0403397027600849">
            <text:p>-0.0403397028</text:p>
          </table:table-cell>
          <table:table-cell office:value-type="float" office:value="-0.0185381355932203">
            <text:p>-0.0185381356</text:p>
          </table:table-cell>
          <table:table-cell office:value-type="float" office:value="0.801562901307967">
            <text:p>0.8015629013</text:p>
          </table:table-cell>
          <table:table-cell office:value-type="float" office:value="0.862000531912496">
            <text:p>0.8620005319</text:p>
          </table:table-cell>
          <table:table-cell office:value-type="float" office:value="0.935790103867423">
            <text:p>0.9357901039</text:p>
          </table:table-cell>
          <table:table-cell office:value-type="float" office:value="-11.4742126869591">
            <text:p>-11.474212687</text:p>
          </table:table-cell>
          <table:table-cell office:value-type="float" office:value="-16.8338018546324">
            <text:p>-16.8338018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54">
            <text:p>454</text:p>
          </table:table-cell>
          <table:table-cell office:value-type="float" office:value="4536">
            <text:p>4536</text:p>
          </table:table-cell>
          <table:table-cell office:value-type="float" office:value="7429">
            <text:p>7429</text:p>
          </table:table-cell>
          <table:table-cell office:value-type="float" office:value="12090">
            <text:p>12090</text:p>
          </table:table-cell>
          <table:table-cell office:value-type="float" office:value="-169.75">
            <text:p>-169.75</text:p>
          </table:table-cell>
          <table:table-cell office:value-type="float" office:value="-855.75">
            <text:p>-855.75</text:p>
          </table:table-cell>
          <table:table-cell office:value-type="float" office:value="-387.5">
            <text:p>-387.5</text:p>
          </table:table-cell>
          <table:table-cell office:value-type="float" office:value="-0.0374228395061728">
            <text:p>-0.0374228395</text:p>
          </table:table-cell>
          <table:table-cell office:value-type="float" office:value="-0.11519046978059">
            <text:p>-0.1151904698</text:p>
          </table:table-cell>
          <table:table-cell office:value-type="float" office:value="-0.032051282051282">
            <text:p>-0.0320512821</text:p>
          </table:table-cell>
          <table:table-cell office:value-type="float" office:value="0.871764980805136">
            <text:p>0.8717649808</text:p>
          </table:table-cell>
          <table:table-cell office:value-type="float" office:value="0.622840290651351">
            <text:p>0.6228402907</text:p>
          </table:table-cell>
          <table:table-cell office:value-type="float" office:value="0.889833990795529">
            <text:p>0.8898339908</text:p>
          </table:table-cell>
          <table:table-cell office:value-type="float" office:value="-18.1732593498534">
            <text:p>-18.1732593499</text:p>
          </table:table-cell>
          <table:table-cell office:value-type="float" office:value="-5.66375947565063">
            <text:p>-5.6637594757</text:p>
          </table:table-cell>
          <table:table-cell office:value-type="float" office:value="-21.2777368030794">
            <text:p>-21.27773680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5026">
            <text:p>5026</text:p>
          </table:table-cell>
          <table:table-cell office:value-type="float" office:value="7592">
            <text:p>7592</text:p>
          </table:table-cell>
          <table:table-cell office:value-type="float" office:value="14291">
            <text:p>14291</text:p>
          </table:table-cell>
          <table:table-cell office:value-type="float" office:value="-201.25">
            <text:p>-201.25</text:p>
          </table:table-cell>
          <table:table-cell office:value-type="float" office:value="-120">
            <text:p>-120</text:p>
          </table:table-cell>
          <table:table-cell office:value-type="float" office:value="-329.375">
            <text:p>-329.375</text:p>
          </table:table-cell>
          <table:table-cell office:value-type="float" office:value="-0.040041782729805">
            <text:p>-0.0400417827</text:p>
          </table:table-cell>
          <table:table-cell office:value-type="float" office:value="-0.0158061116965227">
            <text:p>-0.0158061117</text:p>
          </table:table-cell>
          <table:table-cell office:value-type="float" office:value="-0.0230477223427332">
            <text:p>-0.0230477223</text:p>
          </table:table-cell>
          <table:table-cell office:value-type="float" office:value="0.862996315399477">
            <text:p>0.8629963154</text:p>
          </table:table-cell>
          <table:table-cell office:value-type="float" office:value="0.945168282069418">
            <text:p>0.9451682821</text:p>
          </table:table-cell>
          <table:table-cell office:value-type="float" office:value="0.920374118910602">
            <text:p>0.9203741189</text:p>
          </table:table-cell>
          <table:table-cell office:value-type="float" office:value="-16.9616634041053">
            <text:p>-16.9616634041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4816">
            <text:p>4816</text:p>
          </table:table-cell>
          <table:table-cell office:value-type="float" office:value="7335">
            <text:p>7335</text:p>
          </table:table-cell>
          <table:table-cell office:value-type="float" office:value="14632">
            <text:p>14632</text:p>
          </table:table-cell>
          <table:table-cell office:value-type="float" office:value="-334.75">
            <text:p>-334.75</text:p>
          </table:table-cell>
          <table:table-cell office:value-type="float" office:value="-180">
            <text:p>-180</text:p>
          </table:table-cell>
          <table:table-cell office:value-type="float" office:value="-271.25">
            <text:p>-271.25</text:p>
          </table:table-cell>
          <table:table-cell office:value-type="float" office:value="-0.0695078903654485">
            <text:p>-0.0695078904</text:p>
          </table:table-cell>
          <table:table-cell office:value-type="float" office:value="-0.0245398773006135">
            <text:p>-0.0245398773</text:p>
          </table:table-cell>
          <table:table-cell office:value-type="float" office:value="-0.0185381355932203">
            <text:p>-0.0185381356</text:p>
          </table:table-cell>
          <table:table-cell office:value-type="float" office:value="0.766191823494119">
            <text:p>0.7661918235</text:p>
          </table:table-cell>
          <table:table-cell office:value-type="float" office:value="0.915290752380594">
            <text:p>0.9152907524</text:p>
          </table:table-cell>
          <table:table-cell office:value-type="float" office:value="0.935790103867423">
            <text:p>0.9357901039</text:p>
          </table:table-cell>
          <table:table-cell office:value-type="float" office:value="-9.62147405713282">
            <text:p>-9.6214740571</text:p>
          </table:table-cell>
          <table:table-cell office:value-type="float" office:value="-27.8977388711479">
            <text:p>-27.8977388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4060">
            <text:p>4060</text:p>
          </table:table-cell>
          <table:table-cell office:value-type="float" office:value="6948">
            <text:p>6948</text:p>
          </table:table-cell>
          <table:table-cell office:value-type="float" office:value="13547">
            <text:p>13547</text:p>
          </table:table-cell>
          <table:table-cell office:value-type="float" office:value="-238">
            <text:p>-238</text:p>
          </table:table-cell>
          <table:table-cell office:value-type="float" office:value="-51.75">
            <text:p>-51.75</text:p>
          </table:table-cell>
          <table:table-cell office:value-type="float" office:value="-143.375">
            <text:p>-143.375</text:p>
          </table:table-cell>
          <table:table-cell office:value-type="float" office:value="-0.0586206896551724">
            <text:p>-0.0586206897</text:p>
          </table:table-cell>
          <table:table-cell office:value-type="float" office:value="-0.00744818652849741">
            <text:p>-0.0074481865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974040079096083">
            <text:p>0.9740400791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4536">
            <text:p>4536</text:p>
          </table:table-cell>
          <table:table-cell office:value-type="float" office:value="6936">
            <text:p>6936</text:p>
          </table:table-cell>
          <table:table-cell office:value-type="float" office:value="12214">
            <text:p>12214</text:p>
          </table:table-cell>
          <table:table-cell office:value-type="float" office:value="-169.75">
            <text:p>-169.75</text:p>
          </table:table-cell>
          <table:table-cell office:value-type="float" office:value="-64.5">
            <text:p>-64.5</text:p>
          </table:table-cell>
          <table:table-cell office:value-type="float" office:value="-120.125">
            <text:p>-120.125</text:p>
          </table:table-cell>
          <table:table-cell office:value-type="float" office:value="-0.0374228395061728">
            <text:p>-0.0374228395</text:p>
          </table:table-cell>
          <table:table-cell office:value-type="float" office:value="-0.00929930795847751">
            <text:p>-0.009299308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967621917317202">
            <text:p>0.9676219173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3906">
            <text:p>3906</text:p>
          </table:table-cell>
          <table:table-cell office:value-type="float" office:value="6488">
            <text:p>6488</text:p>
          </table:table-cell>
          <table:table-cell office:value-type="float" office:value="10664">
            <text:p>10664</text:p>
          </table:table-cell>
          <table:table-cell office:value-type="float" office:value="-22.75">
            <text:p>-22.75</text:p>
          </table:table-cell>
          <table:table-cell office:value-type="float" office:value="-176">
            <text:p>-176</text:p>
          </table:table-cell>
          <table:table-cell office:value-type="float" office:value="-453.375">
            <text:p>-453.375</text:p>
          </table:table-cell>
          <table:table-cell office:value-type="float" office:value="-0.00582437275985663">
            <text:p>-0.0058243728</text:p>
          </table:table-cell>
          <table:table-cell office:value-type="float" office:value="-0.0271270036991369">
            <text:p>-0.0271270037</text:p>
          </table:table-cell>
          <table:table-cell office:value-type="float" office:value="-0.0425145348837209">
            <text:p>-0.0425145349</text:p>
          </table:table-cell>
          <table:table-cell office:value-type="float" office:value="0.979681185043871">
            <text:p>0.979681185</text:p>
          </table:table-cell>
          <table:table-cell office:value-type="float" office:value="0.906497800739219">
            <text:p>0.9064978007</text:p>
          </table:table-cell>
          <table:table-cell office:value-type="float" office:value="0.85474179983268">
            <text:p>0.8547417998</text:p>
          </table:table-cell>
          <table:table-cell office:value-type="float" office:value="0">
            <text:p>0</text:p>
          </table:table-cell>
          <table:table-cell office:value-type="float" office:value="-25.2037634779799">
            <text:p>-25.203763478</text:p>
          </table:table-cell>
          <table:table-cell office:value-type="float" office:value="-15.9546866025323">
            <text:p>-15.95468660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794">
            <text:p>3794</text:p>
          </table:table-cell>
          <table:table-cell office:value-type="float" office:value="6168">
            <text:p>6168</text:p>
          </table:table-cell>
          <table:table-cell office:value-type="float" office:value="9802">
            <text:p>9802</text:p>
          </table:table-cell>
          <table:table-cell office:value-type="float" office:value="61.25">
            <text:p>61.25</text:p>
          </table:table-cell>
          <table:table-cell office:value-type="float" office:value="-147">
            <text:p>-147</text:p>
          </table:table-cell>
          <table:table-cell office:value-type="float" office:value="-302.25">
            <text:p>-302.25</text:p>
          </table:table-cell>
          <table:table-cell office:value-type="float" office:value="0.0161439114391144">
            <text:p>0.0161439114</text:p>
          </table:table-cell>
          <table:table-cell office:value-type="float" office:value="-0.0238326848249027">
            <text:p>-0.0238326848</text:p>
          </table:table-cell>
          <table:table-cell office:value-type="float" office:value="-0.0308355437665782">
            <text:p>-0.0308355438</text:p>
          </table:table-cell>
          <table:table-cell office:value-type="float" office:value="1.05701451675495">
            <text:p>1.0570145168</text:p>
          </table:table-cell>
          <table:table-cell office:value-type="float" office:value="0.917698876970128">
            <text:p>0.917698877</text:p>
          </table:table-cell>
          <table:table-cell office:value-type="float" office:value="0.893939225105362">
            <text:p>0.8939392251</text:p>
          </table:table-cell>
          <table:table-cell office:value-type="float" office:value="0">
            <text:p>0</text:p>
          </table:table-cell>
          <table:table-cell office:value-type="float" office:value="-28.7359229854529">
            <text:p>-28.7359229855</text:p>
          </table:table-cell>
          <table:table-cell office:value-type="float" office:value="-22.1304548669882">
            <text:p>-22.13045486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4354">
            <text:p>4354</text:p>
          </table:table-cell>
          <table:table-cell office:value-type="float" office:value="6384">
            <text:p>6384</text:p>
          </table:table-cell>
          <table:table-cell office:value-type="float" office:value="10166">
            <text:p>10166</text:p>
          </table:table-cell>
          <table:table-cell office:value-type="float" office:value="-51.125">
            <text:p>-51.125</text:p>
          </table:table-cell>
          <table:table-cell office:value-type="float" office:value="49.875">
            <text:p>49.875</text:p>
          </table:table-cell>
          <table:table-cell office:value-type="float" office:value="-247">
            <text:p>-247</text:p>
          </table:table-cell>
          <table:table-cell office:value-type="float" office:value="-0.0117420762517226">
            <text:p>-0.0117420763</text:p>
          </table:table-cell>
          <table:table-cell office:value-type="float" office:value="0.0078125">
            <text:p>0.0078125</text:p>
          </table:table-cell>
          <table:table-cell office:value-type="float" office:value="-0.0242966751918159">
            <text:p>-0.0242966752</text:p>
          </table:table-cell>
          <table:table-cell office:value-type="float" office:value="0.959172970774186">
            <text:p>0.9591729708</text:p>
          </table:table-cell>
          <table:table-cell office:value-type="float" office:value="1.02746337890625">
            <text:p>1.0274633789</text:p>
          </table:table-cell>
          <table:table-cell office:value-type="float" office:value="0.916118680542383">
            <text:p>0.9161186805</text:p>
          </table:table-cell>
          <table:table-cell table:number-columns-repeated="2" office:value-type="float" office:value="0">
            <text:p>0</text:p>
          </table:table-cell>
          <table:table-cell office:value-type="float" office:value="-28.1804843570313">
            <text:p>-28.18048435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4760">
            <text:p>4760</text:p>
          </table:table-cell>
          <table:table-cell office:value-type="float" office:value="6578">
            <text:p>6578</text:p>
          </table:table-cell>
          <table:table-cell office:value-type="float" office:value="11129">
            <text:p>11129</text:p>
          </table:table-cell>
          <table:table-cell office:value-type="float" office:value="29.75">
            <text:p>29.75</text:p>
          </table:table-cell>
          <table:table-cell office:value-type="float" office:value="-16.25">
            <text:p>-16.25</text:p>
          </table:table-cell>
          <table:table-cell office:value-type="float" office:value="-445.625">
            <text:p>-445.625</text:p>
          </table:table-cell>
          <table:table-cell office:value-type="float" office:value="0.00625">
            <text:p>0.00625</text:p>
          </table:table-cell>
          <table:table-cell office:value-type="float" office:value="-0.0024703557312253">
            <text:p>-0.0024703557</text:p>
          </table:table-cell>
          <table:table-cell office:value-type="float" office:value="-0.040041782729805">
            <text:p>-0.0400417827</text:p>
          </table:table-cell>
          <table:table-cell office:value-type="float" office:value="1.0219515625">
            <text:p>1.0219515625</text:p>
          </table:table-cell>
          <table:table-cell office:value-type="float" office:value="0.991365716149291">
            <text:p>0.9913657161</text:p>
          </table:table-cell>
          <table:table-cell office:value-type="float" office:value="0.862996315399477">
            <text:p>0.8629963154</text:p>
          </table:table-cell>
          <table:table-cell table:number-columns-repeated="2" office:value-type="float" office:value="0">
            <text:p>0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3906">
            <text:p>3906</text:p>
          </table:table-cell>
          <table:table-cell office:value-type="float" office:value="6312">
            <text:p>6312</text:p>
          </table:table-cell>
          <table:table-cell office:value-type="float" office:value="10664">
            <text:p>10664</text:p>
          </table:table-cell>
          <table:table-cell office:value-type="float" office:value="-22.75">
            <text:p>-22.75</text:p>
          </table:table-cell>
          <table:table-cell office:value-type="float" office:value="-138">
            <text:p>-138</text:p>
          </table:table-cell>
          <table:table-cell office:value-type="float" office:value="-282.875">
            <text:p>-282.875</text:p>
          </table:table-cell>
          <table:table-cell office:value-type="float" office:value="-0.00582437275985663">
            <text:p>-0.0058243728</text:p>
          </table:table-cell>
          <table:table-cell office:value-type="float" office:value="-0.0218631178707224">
            <text:p>-0.0218631179</text:p>
          </table:table-cell>
          <table:table-cell office:value-type="float" office:value="-0.0265261627906977">
            <text:p>-0.0265261628</text:p>
          </table:table-cell>
          <table:table-cell office:value-type="float" office:value="0.979681185043871">
            <text:p>0.979681185</text:p>
          </table:table-cell>
          <table:table-cell office:value-type="float" office:value="0.924415959461608">
            <text:p>0.9244159595</text:p>
          </table:table-cell>
          <table:table-cell office:value-type="float" office:value="0.908537559364859">
            <text:p>0.9085375594</text:p>
          </table:table-cell>
          <table:table-cell office:value-type="float" office:value="0">
            <text:p>0</text:p>
          </table:table-cell>
          <table:table-cell office:value-type="float" office:value="-31.3560988494068">
            <text:p>-31.3560988494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37">
            <text:p>437</text:p>
          </table:table-cell>
          <table:table-cell office:value-type="float" office:value="3794">
            <text:p>3794</text:p>
          </table:table-cell>
          <table:table-cell office:value-type="float" office:value="6384">
            <text:p>6384</text:p>
          </table:table-cell>
          <table:table-cell office:value-type="float" office:value="10612">
            <text:p>10612</text:p>
          </table:table-cell>
          <table:table-cell office:value-type="float" office:value="61.25">
            <text:p>61.25</text:p>
          </table:table-cell>
          <table:table-cell office:value-type="float" office:value="49.875">
            <text:p>49.875</text:p>
          </table:table-cell>
          <table:table-cell office:value-type="float" office:value="748.375">
            <text:p>748.375</text:p>
          </table:table-cell>
          <table:table-cell office:value-type="float" office:value="0.0161439114391144">
            <text:p>0.0161439114</text:p>
          </table:table-cell>
          <table:table-cell office:value-type="float" office:value="0.0078125">
            <text:p>0.0078125</text:p>
          </table:table-cell>
          <table:table-cell office:value-type="float" office:value="0.0705215793441387">
            <text:p>0.0705215793</text:p>
          </table:table-cell>
          <table:table-cell office:value-type="float" office:value="1.05701451675495">
            <text:p>1.0570145168</text:p>
          </table:table-cell>
          <table:table-cell office:value-type="float" office:value="1.02746337890625">
            <text:p>1.0274633789</text:p>
          </table:table-cell>
          <table:table-cell office:value-type="float" office:value="1.25657318228474">
            <text:p>1.2565731823</text:p>
          </table:table-cell>
          <table:table-cell table:number-columns-repeated="2" office:value-type="float" office:value="0">
            <text:p>0</text:p>
          </table:table-cell>
          <table:table-cell office:value-type="float" office:value="10.1715040123082">
            <text:p>10.171504012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4295">
            <text:p>4295</text:p>
          </table:table-cell>
          <table:table-cell office:value-type="float" office:value="6072">
            <text:p>6072</text:p>
          </table:table-cell>
          <table:table-cell office:value-type="float" office:value="10540">
            <text:p>10540</text:p>
          </table:table-cell>
          <table:table-cell office:value-type="float" office:value="203.625">
            <text:p>203.625</text:p>
          </table:table-cell>
          <table:table-cell office:value-type="float" office:value="-15">
            <text:p>-15</text:p>
          </table:table-cell>
          <table:table-cell office:value-type="float" office:value="65.875">
            <text:p>65.875</text:p>
          </table:table-cell>
          <table:table-cell office:value-type="float" office:value="0.0474097788125728">
            <text:p>0.0474097788</text:p>
          </table:table-cell>
          <table:table-cell office:value-type="float" office:value="-0.0024703557312253">
            <text:p>-0.0024703557</text:p>
          </table:table-cell>
          <table:table-cell office:value-type="float" office:value="0.00625">
            <text:p>0.00625</text:p>
          </table:table-cell>
          <table:table-cell office:value-type="float" office:value="1.17033969261304">
            <text:p>1.1703396926</text:p>
          </table:table-cell>
          <table:table-cell office:value-type="float" office:value="0.991365716149291">
            <text:p>0.9913657161</text:p>
          </table:table-cell>
          <table:table-cell office:value-type="float" office:value="1.0219515625">
            <text:p>1.0219515625</text:p>
          </table:table-cell>
          <table:table-cell office:value-type="float" office:value="14.9642401277317">
            <text:p>14.9642401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3906">
            <text:p>3906</text:p>
          </table:table-cell>
          <table:table-cell office:value-type="float" office:value="6410">
            <text:p>6410</text:p>
          </table:table-cell>
          <table:table-cell office:value-type="float" office:value="9629">
            <text:p>9629</text:p>
          </table:table-cell>
          <table:table-cell office:value-type="float" office:value="-22.75">
            <text:p>-22.75</text:p>
          </table:table-cell>
          <table:table-cell office:value-type="float" office:value="-9.125">
            <text:p>-9.125</text:p>
          </table:table-cell>
          <table:table-cell office:value-type="float" office:value="24.625">
            <text:p>24.625</text:p>
          </table:table-cell>
          <table:table-cell office:value-type="float" office:value="-0.00582437275985663">
            <text:p>-0.0058243728</text:p>
          </table:table-cell>
          <table:table-cell office:value-type="float" office:value="-0.00142355694227769">
            <text:p>-0.0014235569</text:p>
          </table:table-cell>
          <table:table-cell office:value-type="float" office:value="0.00255737875168761">
            <text:p>0.0025573788</text:p>
          </table:table-cell>
          <table:table-cell office:value-type="float" office:value="0.979681185043871">
            <text:p>0.979681185</text:p>
          </table:table-cell>
          <table:table-cell office:value-type="float" office:value="0.995021522670189">
            <text:p>0.9950215227</text:p>
          </table:table-cell>
          <table:table-cell office:value-type="float" office:value="1.00896364439562">
            <text:p>1.0089636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3794">
            <text:p>3794</text:p>
          </table:table-cell>
          <table:table-cell office:value-type="float" office:value="6880">
            <text:p>6880</text:p>
          </table:table-cell>
          <table:table-cell office:value-type="float" office:value="12483">
            <text:p>12483</text:p>
          </table:table-cell>
          <table:table-cell office:value-type="float" office:value="61.25">
            <text:p>61.25</text:p>
          </table:table-cell>
          <table:table-cell office:value-type="float" office:value="16">
            <text:p>16</text:p>
          </table:table-cell>
          <table:table-cell office:value-type="float" office:value="-144">
            <text:p>-144</text:p>
          </table:table-cell>
          <table:table-cell office:value-type="float" office:value="0.0161439114391144">
            <text:p>0.0161439114</text:p>
          </table:table-cell>
          <table:table-cell office:value-type="float" office:value="0.00232558139534884">
            <text:p>0.0023255814</text:p>
          </table:table-cell>
          <table:table-cell office:value-type="float" office:value="-0.0115356885364095">
            <text:p>-0.0115356885</text:p>
          </table:table-cell>
          <table:table-cell office:value-type="float" office:value="1.05701451675495">
            <text:p>1.0570145168</text:p>
          </table:table-cell>
          <table:table-cell office:value-type="float" office:value="1.00815013520822">
            <text:p>1.0081501352</text:p>
          </table:table-cell>
          <table:table-cell office:value-type="float" office:value="0.959885911458184">
            <text:p>0.9598859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354">
            <text:p>4354</text:p>
          </table:table-cell>
          <table:table-cell office:value-type="float" office:value="7456">
            <text:p>7456</text:p>
          </table:table-cell>
          <table:table-cell office:value-type="float" office:value="13575">
            <text:p>13575</text:p>
          </table:table-cell>
          <table:table-cell office:value-type="float" office:value="16.875">
            <text:p>16.875</text:p>
          </table:table-cell>
          <table:table-cell office:value-type="float" office:value="-30.125">
            <text:p>-30.125</text:p>
          </table:table-cell>
          <table:table-cell office:value-type="float" office:value="-326">
            <text:p>-326</text:p>
          </table:table-cell>
          <table:table-cell office:value-type="float" office:value="0.00387574644005512">
            <text:p>0.0038757464</text:p>
          </table:table-cell>
          <table:table-cell office:value-type="float" office:value="-0.00404037017167382">
            <text:p>-0.0040403702</text:p>
          </table:table-cell>
          <table:table-cell office:value-type="float" office:value="-0.0240147329650092">
            <text:p>-0.024014733</text:p>
          </table:table-cell>
          <table:table-cell office:value-type="float" office:value="1.01359455450471">
            <text:p>1.0135945545</text:p>
          </table:table-cell>
          <table:table-cell office:value-type="float" office:value="0.985890700597745">
            <text:p>0.9858907006</text:p>
          </table:table-cell>
          <table:table-cell office:value-type="float" office:value="0.917078781125254">
            <text:p>0.917078781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5154363877779">
            <text:p>-28.515436387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4774">
            <text:p>4774</text:p>
          </table:table-cell>
          <table:table-cell office:value-type="float" office:value="7550">
            <text:p>7550</text:p>
          </table:table-cell>
          <table:table-cell office:value-type="float" office:value="11967">
            <text:p>11967</text:p>
          </table:table-cell>
          <table:table-cell office:value-type="float" office:value="-73.75">
            <text:p>-73.75</text:p>
          </table:table-cell>
          <table:table-cell office:value-type="float" office:value="-112.166666666667">
            <text:p>-112.1666666667</text:p>
          </table:table-cell>
          <table:table-cell office:value-type="float" office:value="-211.5">
            <text:p>-211.5</text:p>
          </table:table-cell>
          <table:table-cell office:value-type="float" office:value="-0.0154482614160034">
            <text:p>-0.0154482614</text:p>
          </table:table-cell>
          <table:table-cell office:value-type="float" office:value="-0.0148565121412804">
            <text:p>-0.0148565121</text:p>
          </table:table-cell>
          <table:table-cell office:value-type="float" office:value="-0.0176736024066182">
            <text:p>-0.0176736024</text:p>
          </table:table-cell>
          <table:table-cell office:value-type="float" office:value="0.946398836654312">
            <text:p>0.9463988367</text:p>
          </table:table-cell>
          <table:table-cell office:value-type="float" office:value="0.948434810773407">
            <text:p>0.9484348108</text:p>
          </table:table-cell>
          <table:table-cell office:value-type="float" office:value="0.93875460977201">
            <text:p>0.93875460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4690">
            <text:p>4690</text:p>
          </table:table-cell>
          <table:table-cell office:value-type="float" office:value="6388">
            <text:p>6388</text:p>
          </table:table-cell>
          <table:table-cell office:value-type="float" office:value="10726">
            <text:p>10726</text:p>
          </table:table-cell>
          <table:table-cell office:value-type="float" office:value="-205.25">
            <text:p>-205.25</text:p>
          </table:table-cell>
          <table:table-cell office:value-type="float" office:value="-255.714285714286">
            <text:p>-255.7142857143</text:p>
          </table:table-cell>
          <table:table-cell office:value-type="float" office:value="7.75">
            <text:p>7.75</text:p>
          </table:table-cell>
          <table:table-cell office:value-type="float" office:value="-0.0437633262260128">
            <text:p>-0.0437633262</text:p>
          </table:table-cell>
          <table:table-cell office:value-type="float" office:value="-0.0400304141694248">
            <text:p>-0.0400304142</text:p>
          </table:table-cell>
          <table:table-cell office:value-type="float" office:value="0.000722543352601156">
            <text:p>0.0007225434</text:p>
          </table:table-cell>
          <table:table-cell office:value-type="float" office:value="0.85058220650479">
            <text:p>0.8505822065</text:p>
          </table:table-cell>
          <table:table-cell office:value-type="float" office:value="0.863034321161821">
            <text:p>0.8630343212</text:p>
          </table:table-cell>
          <table:table-cell office:value-type="float" office:value="1.00252992498914">
            <text:p>1.002529925</text:p>
          </table:table-cell>
          <table:table-cell office:value-type="float" office:value="-15.4893813610249">
            <text:p>-15.489381361</text:p>
          </table:table-cell>
          <table:table-cell office:value-type="float" office:value="-16.9665802643716">
            <text:p>-16.9665802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4108">
            <text:p>4108</text:p>
          </table:table-cell>
          <table:table-cell office:value-type="float" office:value="6024">
            <text:p>6024</text:p>
          </table:table-cell>
          <table:table-cell office:value-type="float" office:value="11749">
            <text:p>11749</text:p>
          </table:table-cell>
          <table:table-cell office:value-type="float" office:value="-244.571428571429">
            <text:p>-244.5714285714</text:p>
          </table:table-cell>
          <table:table-cell office:value-type="float" office:value="-108.571428571429">
            <text:p>-108.5714285714</text:p>
          </table:table-cell>
          <table:table-cell office:value-type="float" office:value="44.2857142857143">
            <text:p>44.2857142857</text:p>
          </table:table-cell>
          <table:table-cell office:value-type="float" office:value="-0.0595354013075532">
            <text:p>-0.0595354013</text:p>
          </table:table-cell>
          <table:table-cell office:value-type="float" office:value="-0.0180231455131854">
            <text:p>-0.0180231455</text:p>
          </table:table-cell>
          <table:table-cell office:value-type="float" office:value="0.00376931775348662">
            <text:p>0.0037693178</text:p>
          </table:table-cell>
          <table:table-cell office:value-type="float" office:value="0.798573244880913">
            <text:p>0.7985732449</text:p>
          </table:table-cell>
          <table:table-cell office:value-type="float" office:value="0.937555664901263">
            <text:p>0.9375556649</text:p>
          </table:table-cell>
          <table:table-cell office:value-type="float" office:value="1.0132204593396">
            <text:p>1.0132204593</text:p>
          </table:table-cell>
          <table:table-cell office:value-type="float" office:value="-11.2924864405882">
            <text:p>-11.29248644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3852">
            <text:p>3852</text:p>
          </table:table-cell>
          <table:table-cell office:value-type="float" office:value="5650">
            <text:p>5650</text:p>
          </table:table-cell>
          <table:table-cell office:value-type="float" office:value="10714">
            <text:p>10714</text:p>
          </table:table-cell>
          <table:table-cell office:value-type="float" office:value="-362.333333333333">
            <text:p>-362.3333333333</text:p>
          </table:table-cell>
          <table:table-cell office:value-type="float" office:value="-942.8">
            <text:p>-942.8</text:p>
          </table:table-cell>
          <table:table-cell office:value-type="float" office:value="-155">
            <text:p>-155</text:p>
          </table:table-cell>
          <table:table-cell office:value-type="float" office:value="-0.0940636898580824">
            <text:p>-0.0940636899</text:p>
          </table:table-cell>
          <table:table-cell office:value-type="float" office:value="-0.166867256637168">
            <text:p>-0.1668672566</text:p>
          </table:table-cell>
          <table:table-cell office:value-type="float" office:value="-0.0144670524547321">
            <text:p>-0.0144670525</text:p>
          </table:table-cell>
          <table:table-cell office:value-type="float" office:value="0.688119121886158">
            <text:p>0.6881191219</text:p>
          </table:table-cell>
          <table:table-cell office:value-type="float" office:value="0.470540177191636">
            <text:p>0.4705401772</text:p>
          </table:table-cell>
          <table:table-cell office:value-type="float" office:value="0.949775535797624">
            <text:p>0.9497755358</text:p>
          </table:table-cell>
          <table:table-cell office:value-type="float" office:value="-7.0166345752118">
            <text:p>-7.0166345752</text:p>
          </table:table-cell>
          <table:table-cell office:value-type="float" office:value="-3.79677077004896">
            <text:p>-3.79677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320">
            <text:p>3320</text:p>
          </table:table-cell>
          <table:table-cell office:value-type="float" office:value="5046">
            <text:p>5046</text:p>
          </table:table-cell>
          <table:table-cell office:value-type="float" office:value="9234">
            <text:p>9234</text:p>
          </table:table-cell>
          <table:table-cell office:value-type="float" office:value="-525.4">
            <text:p>-525.4</text:p>
          </table:table-cell>
          <table:table-cell office:value-type="float" office:value="-226.2">
            <text:p>-226.2</text:p>
          </table:table-cell>
          <table:table-cell office:value-type="float" office:value="-372">
            <text:p>-372</text:p>
          </table:table-cell>
          <table:table-cell office:value-type="float" office:value="-0.158253012048193">
            <text:p>-0.158253012</text:p>
          </table:table-cell>
          <table:table-cell office:value-type="float" office:value="-0.0448275862068966">
            <text:p>-0.0448275862</text:p>
          </table:table-cell>
          <table:table-cell office:value-type="float" office:value="-0.0402858999350227">
            <text:p>-0.0402858999</text:p>
          </table:table-cell>
          <table:table-cell office:value-type="float" office:value="0.495200728843083">
            <text:p>0.4952007288</text:p>
          </table:table-cell>
          <table:table-cell office:value-type="float" office:value="0.84704209274673">
            <text:p>0.8470420927</text:p>
          </table:table-cell>
          <table:table-cell office:value-type="float" office:value="0.862180339545227">
            <text:p>0.8621803395</text:p>
          </table:table-cell>
          <table:table-cell office:value-type="float" office:value="-4.02347389198292">
            <text:p>-4.023473892</text:p>
          </table:table-cell>
          <table:table-cell office:value-type="float" office:value="-15.1132913556279">
            <text:p>-15.1132913556</text:p>
          </table:table-cell>
          <table:table-cell office:value-type="float" office:value="-16.856753089317">
            <text:p>-16.856753089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956">
            <text:p>2956</text:p>
          </table:table-cell>
          <table:table-cell office:value-type="float" office:value="4777">
            <text:p>4777</text:p>
          </table:table-cell>
          <table:table-cell office:value-type="float" office:value="9136">
            <text:p>9136</text:p>
          </table:table-cell>
          <table:table-cell office:value-type="float" office:value="0">
            <text:p>0</text:p>
          </table:table-cell>
          <table:table-cell office:value-type="float" office:value="-276.25">
            <text:p>-276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78291814946619">
            <text:p>-0.0578291815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804152524664075">
            <text:p>0.8041525247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-11.6361001133299">
            <text:p>-11.6361001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2539">
            <text:p>2539</text:p>
          </table:table-cell>
          <table:table-cell office:value-type="float" office:value="4445">
            <text:p>4445</text:p>
          </table:table-cell>
          <table:table-cell office:value-type="float" office:value="9039">
            <text:p>9039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2178">
            <text:p>2178</text:p>
          </table:table-cell>
          <table:table-cell office:value-type="float" office:value="4007">
            <text:p>4007</text:p>
          </table:table-cell>
          <table:table-cell office:value-type="float" office:value="8943">
            <text:p>8943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5.75">
            <text:p>85.75</text:p>
          </table:table-cell>
          <table:table-cell office:value-type="float" office:value="4410.75">
            <text:p>4410.75</text:p>
          </table:table-cell>
          <table:table-cell office:value-type="float" office:value="12661.75">
            <text:p>12661.75</text:p>
          </table:table-cell>
          <table:table-cell office:value-type="float" office:value="8.7575">
            <text:p>8.7575</text:p>
          </table:table-cell>
          <table:table-cell table:number-columns-repeated="3"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726">
            <text:p>726</text:p>
          </table:table-cell>
          <table:table-cell office:value-type="float" office:value="346">
            <text:p>346</text:p>
          </table:table-cell>
          <table:table-cell office:value-type="float" office:value="1869">
            <text:p>1869</text:p>
          </table:table-cell>
          <table:table-cell office:value-type="float" office:value="3746">
            <text:p>3746</text:p>
          </table:table-cell>
          <table:table-cell office:value-type="float" office:value="8849">
            <text:p>8849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5.3333333333333">
            <text:p>85.3333333333</text:p>
          </table:table-cell>
          <table:table-cell office:value-type="float" office:value="4411.66666666667">
            <text:p>4411.6666666667</text:p>
          </table:table-cell>
          <table:table-cell office:value-type="float" office:value="10769.3333333333">
            <text:p>10769.3333333333</text:p>
          </table:table-cell>
          <table:table-cell office:value-type="float" office:value="9.06333333333333">
            <text:p>9.06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79">
            <text:p>379</text:p>
          </table:table-cell>
          <table:table-cell office:value-type="float" office:value="1603">
            <text:p>1603</text:p>
          </table:table-cell>
          <table:table-cell office:value-type="float" office:value="3384">
            <text:p>3384</text:p>
          </table:table-cell>
          <table:table-cell office:value-type="float" office:value="8755">
            <text:p>8755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59">
            <text:p>0.5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51">
            <text:p>0.51</text:p>
          </table:table-cell>
          <table:table-cell office:value-type="float" office:value="0.59">
            <text:p>0.59</text:p>
          </table:table-cell>
          <table:table-cell office:value-type="float" office:value="0.96">
            <text:p>0.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1">
            <text:p>13.1</text:p>
          </table:table-cell>
          <table:table-cell office:value-type="float" office:value="22.2">
            <text:p>22.2</text:p>
          </table:table-cell>
          <table:table-cell office:value-type="float" office:value="23.9">
            <text:p>23.9</text:p>
          </table:table-cell>
          <table:table-cell office:value-type="float" office:value="12735">
            <text:p>12735</text:p>
          </table:table-cell>
          <table:table-cell office:value-type="float" office:value="12833">
            <text:p>12833</text:p>
          </table:table-cell>
          <table:table-cell office:value-type="float" office:value="13699">
            <text:p>136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9:26.31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976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7192">
                <text:p>2719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443">
                <text:p>2844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30480">
                <text:p>3048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280">
                <text:p>20280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415">
                <text:p>20415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812">
                <text:p>19812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244">
                <text:p>15244</text:p>
              </table:table-cell>
              <table:table-cell office:value-type="float" office:value="19504">
                <text:p>19504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590">
                <text:p>15590</text:p>
              </table:table-cell>
              <table:table-cell office:value-type="float" office:value="20240">
                <text:p>20240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101">
                <text:p>16101</text:p>
              </table:table-cell>
              <table:table-cell office:value-type="float" office:value="21070">
                <text:p>21070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575">
                <text:p>15575</text:p>
              </table:table-cell>
              <table:table-cell office:value-type="float" office:value="22217">
                <text:p>22217</text:p>
              </table:table-cell>
              <table:table-cell office:value-type="float" office:value="30127">
                <text:p>3012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354">
                <text:p>15354</text:p>
              </table:table-cell>
              <table:table-cell office:value-type="float" office:value="22668">
                <text:p>22668</text:p>
              </table:table-cell>
              <table:table-cell office:value-type="float" office:value="30612">
                <text:p>306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13">
                <text:p>15613</text:p>
              </table:table-cell>
              <table:table-cell office:value-type="float" office:value="21054">
                <text:p>21054</text:p>
              </table:table-cell>
              <table:table-cell office:value-type="float" office:value="29125">
                <text:p>2912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0592">
                <text:p>20592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575">
                <text:p>15575</text:p>
              </table:table-cell>
              <table:table-cell office:value-type="float" office:value="20502">
                <text:p>20502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354">
                <text:p>15354</text:p>
              </table:table-cell>
              <table:table-cell office:value-type="float" office:value="20680">
                <text:p>20680</text:p>
              </table:table-cell>
              <table:table-cell office:value-type="float" office:value="30463">
                <text:p>3046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496">
                <text:p>15496</text:p>
              </table:table-cell>
              <table:table-cell office:value-type="float" office:value="21093">
                <text:p>21093</text:p>
              </table:table-cell>
              <table:table-cell office:value-type="float" office:value="28979">
                <text:p>2897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071">
                <text:p>16071</text:p>
              </table:table-cell>
              <table:table-cell office:value-type="float" office:value="21088">
                <text:p>21088</text:p>
              </table:table-cell>
              <table:table-cell office:value-type="float" office:value="32037">
                <text:p>320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052">
                <text:p>16052</text:p>
              </table:table-cell>
              <table:table-cell office:value-type="float" office:value="22536">
                <text:p>22536</text:p>
              </table:table-cell>
              <table:table-cell office:value-type="float" office:value="33910">
                <text:p>3391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273">
                <text:p>16273</text:p>
              </table:table-cell>
              <table:table-cell office:value-type="float" office:value="22454">
                <text:p>22454</text:p>
              </table:table-cell>
              <table:table-cell office:value-type="float" office:value="35266">
                <text:p>3526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1400">
                <text:p>21400</text:p>
              </table:table-cell>
              <table:table-cell office:value-type="float" office:value="33630">
                <text:p>3363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78">
                <text:p>15378</text:p>
              </table:table-cell>
              <table:table-cell office:value-type="float" office:value="22668">
                <text:p>22668</text:p>
              </table:table-cell>
              <table:table-cell office:value-type="float" office:value="32173">
                <text:p>3217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20901">
                <text:p>20901</text:p>
              </table:table-cell>
              <table:table-cell office:value-type="float" office:value="33910">
                <text:p>3391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48">
                <text:p>14348</text:p>
              </table:table-cell>
              <table:table-cell office:value-type="float" office:value="20903">
                <text:p>20903</text:p>
              </table:table-cell>
              <table:table-cell office:value-type="float" office:value="35266">
                <text:p>3526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0638">
                <text:p>20638</text:p>
              </table:table-cell>
              <table:table-cell office:value-type="float" office:value="33660">
                <text:p>3366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69">
                <text:p>11869</text:p>
              </table:table-cell>
              <table:table-cell office:value-type="float" office:value="20422">
                <text:p>20422</text:p>
              </table:table-cell>
              <table:table-cell office:value-type="float" office:value="32287">
                <text:p>322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182">
                <text:p>20182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064">
                <text:p>13064</text:p>
              </table:table-cell>
              <table:table-cell office:value-type="float" office:value="19704">
                <text:p>19704</text:p>
              </table:table-cell>
              <table:table-cell office:value-type="float" office:value="33250">
                <text:p>332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8878">
                <text:p>18878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562">
                <text:p>17562</text:p>
              </table:table-cell>
              <table:table-cell office:value-type="float" office:value="29768">
                <text:p>2976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596">
                <text:p>17596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6775">
                <text:p>16775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821">
                <text:p>1582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418">
                <text:p>15418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444">
                <text:p>15444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078">
                <text:p>12078</text:p>
              </table:table-cell>
              <table:table-cell office:value-type="float" office:value="15902">
                <text:p>15902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28">
                <text:p>11728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5">
                <text:p>1643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80">
                <text:p>16280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608">
                <text:p>11608</text:p>
              </table:table-cell>
              <table:table-cell office:value-type="float" office:value="15384">
                <text:p>15384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118">
                <text:p>15118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5008">
                <text:p>15008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49">
                <text:p>14849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904">
                <text:p>14904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5058">
                <text:p>15058</text:p>
              </table:table-cell>
              <table:table-cell office:value-type="float" office:value="22003">
                <text:p>2200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1110">
                <text:p>11110</text:p>
              </table:table-cell>
              <table:table-cell office:value-type="float" office:value="14544">
                <text:p>1454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514">
                <text:p>10514</text:p>
              </table:table-cell>
              <table:table-cell office:value-type="float" office:value="14452">
                <text:p>1445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405">
                <text:p>10405</text:p>
              </table:table-cell>
              <table:table-cell office:value-type="float" office:value="14424">
                <text:p>14424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734">
                <text:p>8734</text:p>
              </table:table-cell>
              <table:table-cell office:value-type="float" office:value="14302">
                <text:p>14302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484">
                <text:p>7484</text:p>
              </table:table-cell>
              <table:table-cell office:value-type="float" office:value="13013">
                <text:p>13013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400">
                <text:p>5400</text:p>
              </table:table-cell>
              <table:table-cell office:value-type="float" office:value="11721">
                <text:p>11721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415">
                <text:p>5415</text:p>
              </table:table-cell>
              <table:table-cell office:value-type="float" office:value="11882">
                <text:p>11882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850">
                <text:p>5850</text:p>
              </table:table-cell>
              <table:table-cell office:value-type="float" office:value="11435">
                <text:p>11435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545">
                <text:p>6545</text:p>
              </table:table-cell>
              <table:table-cell office:value-type="float" office:value="10958">
                <text:p>10958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9936">
                <text:p>9936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9920">
                <text:p>9920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516">
                <text:p>5516</text:p>
              </table:table-cell>
              <table:table-cell office:value-type="float" office:value="8670">
                <text:p>8670</text:p>
              </table:table-cell>
              <table:table-cell office:value-type="float" office:value="14626">
                <text:p>1462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372">
                <text:p>8372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7536">
                <text:p>7536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536">
                <text:p>4536</text:p>
              </table:table-cell>
              <table:table-cell office:value-type="float" office:value="7429">
                <text:p>7429</text:p>
              </table:table-cell>
              <table:table-cell office:value-type="float" office:value="12090">
                <text:p>1209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026">
                <text:p>5026</text:p>
              </table:table-cell>
              <table:table-cell office:value-type="float" office:value="7592">
                <text:p>7592</text:p>
              </table:table-cell>
              <table:table-cell office:value-type="float" office:value="14291">
                <text:p>1429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7335">
                <text:p>7335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6948">
                <text:p>6948</text:p>
              </table:table-cell>
              <table:table-cell office:value-type="float" office:value="13547">
                <text:p>1354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6936">
                <text:p>6936</text:p>
              </table:table-cell>
              <table:table-cell office:value-type="float" office:value="12214">
                <text:p>1221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488">
                <text:p>6488</text:p>
              </table:table-cell>
              <table:table-cell office:value-type="float" office:value="10664">
                <text:p>1066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168">
                <text:p>6168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354">
                <text:p>4354</text:p>
              </table:table-cell>
              <table:table-cell office:value-type="float" office:value="6384">
                <text:p>6384</text:p>
              </table:table-cell>
              <table:table-cell office:value-type="float" office:value="10166">
                <text:p>1016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760">
                <text:p>4760</text:p>
              </table:table-cell>
              <table:table-cell office:value-type="float" office:value="6578">
                <text:p>6578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312">
                <text:p>6312</text:p>
              </table:table-cell>
              <table:table-cell office:value-type="float" office:value="10664">
                <text:p>1066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384">
                <text:p>6384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295">
                <text:p>4295</text:p>
              </table:table-cell>
              <table:table-cell office:value-type="float" office:value="6072">
                <text:p>6072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410">
                <text:p>6410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880">
                <text:p>6880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354">
                <text:p>4354</text:p>
              </table:table-cell>
              <table:table-cell office:value-type="float" office:value="7456">
                <text:p>7456</text:p>
              </table:table-cell>
              <table:table-cell office:value-type="float" office:value="13575">
                <text:p>1357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774">
                <text:p>4774</text:p>
              </table:table-cell>
              <table:table-cell office:value-type="float" office:value="7550">
                <text:p>7550</text:p>
              </table:table-cell>
              <table:table-cell office:value-type="float" office:value="11967">
                <text:p>1196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690">
                <text:p>4690</text:p>
              </table:table-cell>
              <table:table-cell office:value-type="float" office:value="6388">
                <text:p>6388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108">
                <text:p>4108</text:p>
              </table:table-cell>
              <table:table-cell office:value-type="float" office:value="6024">
                <text:p>6024</text:p>
              </table:table-cell>
              <table:table-cell office:value-type="float" office:value="11749">
                <text:p>117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852">
                <text:p>3852</text:p>
              </table:table-cell>
              <table:table-cell office:value-type="float" office:value="5650">
                <text:p>5650</text:p>
              </table:table-cell>
              <table:table-cell office:value-type="float" office:value="10714">
                <text:p>107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320">
                <text:p>3320</text:p>
              </table:table-cell>
              <table:table-cell office:value-type="float" office:value="5046">
                <text:p>5046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956">
                <text:p>2956</text:p>
              </table:table-cell>
              <table:table-cell office:value-type="float" office:value="4777">
                <text:p>4777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539">
                <text:p>2539</text:p>
              </table:table-cell>
              <table:table-cell office:value-type="float" office:value="4445">
                <text:p>4445</text:p>
              </table:table-cell>
              <table:table-cell office:value-type="float" office:value="9039">
                <text:p>903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178">
                <text:p>2178</text:p>
              </table:table-cell>
              <table:table-cell office:value-type="float" office:value="4007">
                <text:p>4007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869">
                <text:p>1869</text:p>
              </table:table-cell>
              <table:table-cell office:value-type="float" office:value="3746">
                <text:p>3746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603">
                <text:p>1603</text:p>
              </table:table-cell>
              <table:table-cell office:value-type="float" office:value="3384">
                <text:p>3384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36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410.75">
                <text:p>4410.7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411.66666666667">
                <text:p>4411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1.26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7575">
                <text:p>8.757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9.06333333333333">
                <text:p>9.06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71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163464960309">
                <text:p>1.201634649603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956996210794">
                <text:p>1.1895699621079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77025715909">
                <text:p>1.167702571590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67387543328">
                <text:p>1.1076738754332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102882470155">
                <text:p>1.0010288247015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5718916666096">
                <text:p>0.99571891666609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0451194305146">
                <text:p>1.0045119430514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438320326689">
                <text:p>1.104383203266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766055120804">
                <text:p>1.0676605512080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2703508090034">
                <text:p>1.0270350809003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193062953215">
                <text:p>1.0019306295321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237482946546">
                <text:p>1.0323748294654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5414208824392">
                <text:p>0.99541420882439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966912719903">
                <text:p>1.0596691271990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52774286505">
                <text:p>1.065277428650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844036992615">
                <text:p>1.0284403699261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4437654206033">
                <text:p>0.9844376542060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2129086583705">
                <text:p>1.021290865837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80372808384">
                <text:p>1.024803728083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488124650761">
                <text:p>1.0848812465076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879681931881">
                <text:p>1.0187968193188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35802572546794">
                <text:p>0.8358025725467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457243613581">
                <text:p>1.0545724361358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067389990767">
                <text:p>1.0706738999076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6187808340445">
                <text:p>0.85618780834044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5908335106826">
                <text:p>0.82590833510682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6645841599583">
                <text:p>0.91664584159958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5979832465952">
                <text:p>0.84597983246595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6091332529729">
                <text:p>0.9609133252972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3097433383455">
                <text:p>0.97309743338345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845098136071">
                <text:p>0.7898450981360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438793936992">
                <text:p>0.9794387939369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7997785956247">
                <text:p>0.90799778595624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35422312840529">
                <text:p>0.93542231284052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0133057599753">
                <text:p>0.97013305759975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4021272320485">
                <text:p>0.9740212723204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2377255861792">
                <text:p>0.99237725586179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822285870179">
                <text:p>0.9482228587017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7221805706123">
                <text:p>0.97722180570612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3324952885047">
                <text:p>0.97332495288504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00359658543909">
                <text:p>1.0035965854390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187925500084">
                <text:p>1.0018792550008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5969347221999">
                <text:p>0.98596934722199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9016118797661">
                <text:p>0.9190161187976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251847416635">
                <text:p>0.9225184741663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0732377129528">
                <text:p>0.99073237712952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208082096297">
                <text:p>1.0020808209629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759659785196597">
                <text:p>0.75965978519659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35215716955635">
                <text:p>0.93521571695563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08667677970588">
                <text:p>0.80866767797058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80776019416603">
                <text:p>0.8807760194166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62318470220681">
                <text:p>0.86231847022068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741299219955633">
                <text:p>0.74129921995563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632752870646625">
                <text:p>0.63275287064662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787639462231056">
                <text:p>0.78763946223105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4133093100189">
                <text:p>0.93413309310018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62000531912496">
                <text:p>0.86200053191249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622840290651351">
                <text:p>0.62284029065135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5168282069418">
                <text:p>0.94516828206941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15290752380594">
                <text:p>0.91529075238059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4040079096083">
                <text:p>0.97404007909608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7621917317202">
                <text:p>0.9676219173172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06497800739219">
                <text:p>0.9064978007392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17698876970128">
                <text:p>0.91769887697012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1365716149291">
                <text:p>0.99136571614929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4415959461608">
                <text:p>0.92441595946160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1365716149291">
                <text:p>0.99136571614929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95021522670189">
                <text:p>0.99502152267018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0815013520822">
                <text:p>1.0081501352082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85890700597745">
                <text:p>0.98589070059774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48434810773407">
                <text:p>0.94843481077340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63034321161821">
                <text:p>0.86303432116182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37555664901263">
                <text:p>0.93755566490126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470540177191636">
                <text:p>0.47054017719163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4704209274673">
                <text:p>0.8470420927467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804152524664075">
                <text:p>0.80415252466407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4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2661.75">
                <text:p>12661.7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0769.3333333333">
                <text:p>1076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